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0016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1in" svg:height="4.2067in" svg:x="6.911in" svg:y="6.3307in">
            <draw:object draw:notify-on-update-of-ranges="Sheet1.A30:Sheet1.Z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1in" svg:height="4.3925in" svg:x="0.228in" svg:y="6.3925in">
            <draw:object draw:notify-on-update-of-ranges="Sheet1.B1:Sheet1.Z1 Sheet1.B34:Sheet1.Z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0883">
            <text:p>0.000000883</text:p>
          </table:table-cell>
          <table:table-cell office:value-type="float" office:value="0.0000005815">
            <text:p>5.815E-007</text:p>
          </table:table-cell>
          <table:table-cell office:value-type="float" office:value="0.000000326">
            <text:p>0.000000326</text:p>
          </table:table-cell>
          <table:table-cell office:value-type="float" office:value="0.000000236375">
            <text:p>2.36375E-007</text:p>
          </table:table-cell>
          <table:table-cell office:value-type="float" office:value="0.000000242438">
            <text:p>2.42438E-007</text:p>
          </table:table-cell>
          <table:table-cell office:value-type="float" office:value="0.000000246031">
            <text:p>0.000000246</text:p>
          </table:table-cell>
          <table:table-cell office:value-type="float" office:value="0.000000243063">
            <text:p>2.43063E-007</text:p>
          </table:table-cell>
          <table:table-cell office:value-type="float" office:value="0.000000254375">
            <text:p>2.54375E-007</text:p>
          </table:table-cell>
          <table:table-cell office:value-type="float" office:value="0.00000026441">
            <text:p>2.6441E-007</text:p>
          </table:table-cell>
          <table:table-cell office:value-type="float" office:value="0.000000292295">
            <text:p>2.92295E-007</text:p>
          </table:table-cell>
          <table:table-cell office:value-type="float" office:value="0.00000028975">
            <text:p>2.8975E-007</text:p>
          </table:table-cell>
          <table:table-cell office:value-type="float" office:value="0.000000317062">
            <text:p>3.17062E-007</text:p>
          </table:table-cell>
          <table:table-cell office:value-type="float" office:value="0.00000034603">
            <text:p>0.000000346</text:p>
          </table:table-cell>
          <table:table-cell office:value-type="float" office:value="0.000000436184">
            <text:p>4.36184E-007</text:p>
          </table:table-cell>
          <table:table-cell office:value-type="float" office:value="0.000000413616">
            <text:p>4.13616E-007</text:p>
          </table:table-cell>
          <table:table-cell office:value-type="float" office:value="0.000000420986">
            <text:p>0.000000421</text:p>
          </table:table-cell>
          <table:table-cell office:value-type="float" office:value="0.000000459882">
            <text:p>4.59882E-007</text:p>
          </table:table-cell>
          <table:table-cell office:value-type="float" office:value="0.000000465758">
            <text:p>4.65758E-007</text:p>
          </table:table-cell>
          <table:table-cell office:value-type="float" office:value="0.0000004917">
            <text:p>4.917E-007</text:p>
          </table:table-cell>
          <table:table-cell office:value-type="float" office:value="0.000000512612">
            <text:p>5.12612E-007</text:p>
          </table:table-cell>
          <table:table-cell office:value-type="float" office:value="0.000000547932">
            <text:p>5.47932E-007</text:p>
          </table:table-cell>
          <table:table-cell office:value-type="float" office:value="0.000000560677">
            <text:p>5.60677E-007</text:p>
          </table:table-cell>
          <table:table-cell office:value-type="float" office:value="0.000000594235">
            <text:p>5.94235E-007</text:p>
          </table:table-cell>
          <table:table-cell office:value-type="float" office:value="0.0000006061">
            <text:p>6.061E-007</text:p>
          </table:table-cell>
          <table:table-cell office:value-type="float" office:value="0.00000063458">
            <text:p>6.3458E-007</text:p>
          </table:table-cell>
          <table:table-cell office:value-type="float" office:value="0.000000667394">
            <text:p>6.67394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819">
            <text:p>0.000004819</text:p>
          </table:table-cell>
          <table:table-cell office:value-type="float" office:value="0.0000010595">
            <text:p>1.0595E-006</text:p>
          </table:table-cell>
          <table:table-cell office:value-type="float" office:value="0.0000003">
            <text:p>0.0000003</text:p>
          </table:table-cell>
          <table:table-cell office:value-type="float" office:value="0.0000002325">
            <text:p>2.325E-007</text:p>
          </table:table-cell>
          <table:table-cell office:value-type="float" office:value="0.000000243813">
            <text:p>2.43813E-007</text:p>
          </table:table-cell>
          <table:table-cell office:value-type="float" office:value="0.000000247875">
            <text:p>2.47875E-007</text:p>
          </table:table-cell>
          <table:table-cell office:value-type="float" office:value="0.000000245359">
            <text:p>2.45359E-007</text:p>
          </table:table-cell>
          <table:table-cell office:value-type="float" office:value="0.000000249109">
            <text:p>2.49109E-007</text:p>
          </table:table-cell>
          <table:table-cell office:value-type="float" office:value="0.000000259098">
            <text:p>2.59098E-007</text:p>
          </table:table-cell>
          <table:table-cell office:value-type="float" office:value="0.000000285717">
            <text:p>2.85717E-007</text:p>
          </table:table-cell>
          <table:table-cell office:value-type="float" office:value="0.00000028297">
            <text:p>0.000000283</text:p>
          </table:table-cell>
          <table:table-cell office:value-type="float" office:value="0.000000311195">
            <text:p>3.11195E-007</text:p>
          </table:table-cell>
          <table:table-cell office:value-type="float" office:value="0.000000326328">
            <text:p>3.26328E-007</text:p>
          </table:table-cell>
          <table:table-cell office:value-type="float" office:value="0.000000487076">
            <text:p>4.87076E-007</text:p>
          </table:table-cell>
          <table:table-cell office:value-type="float" office:value="0.000000367317">
            <text:p>3.67317E-007</text:p>
          </table:table-cell>
          <table:table-cell office:value-type="float" office:value="0.000000385956">
            <text:p>0.000000386</text:p>
          </table:table-cell>
          <table:table-cell office:value-type="float" office:value="0.000000448426">
            <text:p>4.48426E-007</text:p>
          </table:table-cell>
          <table:table-cell office:value-type="float" office:value="0.000000468752">
            <text:p>4.68752E-007</text:p>
          </table:table-cell>
          <table:table-cell office:value-type="float" office:value="0.000000487615">
            <text:p>4.87615E-007</text:p>
          </table:table-cell>
          <table:table-cell office:value-type="float" office:value="0.000000520657">
            <text:p>5.20657E-007</text:p>
          </table:table-cell>
          <table:table-cell office:value-type="float" office:value="0.000000535177">
            <text:p>5.35177E-007</text:p>
          </table:table-cell>
          <table:table-cell office:value-type="float" office:value="0.000000557185">
            <text:p>5.57185E-007</text:p>
          </table:table-cell>
          <table:table-cell office:value-type="float" office:value="0.000000581755">
            <text:p>5.81755E-007</text:p>
          </table:table-cell>
          <table:table-cell office:value-type="float" office:value="0.00000060364">
            <text:p>6.0364E-007</text:p>
          </table:table-cell>
          <table:table-cell office:value-type="float" office:value="0.000000626271">
            <text:p>6.26271E-007</text:p>
          </table:table-cell>
          <table:table-cell office:value-type="float" office:value="0.000000648607">
            <text:p>6.4860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8602">
            <text:p>0.000008602</text:p>
          </table:table-cell>
          <table:table-cell office:value-type="float" office:value="0.000005322">
            <text:p>0.000005322</text:p>
          </table:table-cell>
          <table:table-cell office:value-type="float" office:value="0.000002189">
            <text:p>0.000002189</text:p>
          </table:table-cell>
          <table:table-cell office:value-type="float" office:value="0.000000989">
            <text:p>0.000000989</text:p>
          </table:table-cell>
          <table:table-cell office:value-type="float" office:value="0.000000639125">
            <text:p>6.39125E-007</text:p>
          </table:table-cell>
          <table:table-cell office:value-type="float" office:value="0.000000499688">
            <text:p>4.99688E-007</text:p>
          </table:table-cell>
          <table:table-cell office:value-type="float" office:value="0.000000427422">
            <text:p>4.27422E-007</text:p>
          </table:table-cell>
          <table:table-cell office:value-type="float" office:value="0.000000396211">
            <text:p>3.96211E-007</text:p>
          </table:table-cell>
          <table:table-cell office:value-type="float" office:value="0.00000039673">
            <text:p>3.9673E-007</text:p>
          </table:table-cell>
          <table:table-cell office:value-type="float" office:value="0.000000414193">
            <text:p>4.14193E-007</text:p>
          </table:table-cell>
          <table:table-cell office:value-type="float" office:value="0.000000376521">
            <text:p>3.76521E-007</text:p>
          </table:table-cell>
          <table:table-cell office:value-type="float" office:value="0.000000355301">
            <text:p>3.55301E-007</text:p>
          </table:table-cell>
          <table:table-cell office:value-type="float" office:value="0.000000390656">
            <text:p>3.90656E-007</text:p>
          </table:table-cell>
          <table:table-cell office:value-type="float" office:value="0.000000388291">
            <text:p>3.88291E-007</text:p>
          </table:table-cell>
          <table:table-cell office:value-type="float" office:value="0.000000383963">
            <text:p>0.000000384</text:p>
          </table:table-cell>
          <table:table-cell office:value-type="float" office:value="0.000000460493">
            <text:p>4.60493E-007</text:p>
          </table:table-cell>
          <table:table-cell office:value-type="float" office:value="0.000000489477">
            <text:p>4.89477E-007</text:p>
          </table:table-cell>
          <table:table-cell office:value-type="float" office:value="0.000000517804">
            <text:p>5.17804E-007</text:p>
          </table:table-cell>
          <table:table-cell office:value-type="float" office:value="0.00000053871">
            <text:p>5.3871E-007</text:p>
          </table:table-cell>
          <table:table-cell office:value-type="float" office:value="0.000000564966">
            <text:p>0.000000565</text:p>
          </table:table-cell>
          <table:table-cell office:value-type="float" office:value="0.000000588203">
            <text:p>5.88203E-007</text:p>
          </table:table-cell>
          <table:table-cell office:value-type="float" office:value="0.000000611299">
            <text:p>6.11299E-007</text:p>
          </table:table-cell>
          <table:table-cell office:value-type="float" office:value="0.000000632338">
            <text:p>6.32338E-007</text:p>
          </table:table-cell>
          <table:table-cell office:value-type="float" office:value="0.000000659564">
            <text:p>6.59564E-007</text:p>
          </table:table-cell>
          <table:table-cell office:value-type="float" office:value="0.000000682551">
            <text:p>6.82551E-007</text:p>
          </table:table-cell>
          <table:table-cell office:value-type="float" office:value="0.000000707221">
            <text:p>7.0722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26341">
            <text:p>0.000026341</text:p>
          </table:table-cell>
          <table:table-cell office:value-type="float" office:value="0.000015671">
            <text:p>0.000015671</text:p>
          </table:table-cell>
          <table:table-cell office:value-type="float" office:value="0.00000691975">
            <text:p>6.91975E-006</text:p>
          </table:table-cell>
          <table:table-cell office:value-type="float" office:value="0.00000211675">
            <text:p>2.11675E-006</text:p>
          </table:table-cell>
          <table:table-cell office:value-type="float" office:value="0.00000109481">
            <text:p>1.09481E-006</text:p>
          </table:table-cell>
          <table:table-cell office:value-type="float" office:value="0.000000660594">
            <text:p>6.60594E-007</text:p>
          </table:table-cell>
          <table:table-cell office:value-type="float" office:value="0.000000484344">
            <text:p>4.84344E-007</text:p>
          </table:table-cell>
          <table:table-cell office:value-type="float" office:value="0.000000398109">
            <text:p>3.98109E-007</text:p>
          </table:table-cell>
          <table:table-cell office:value-type="float" office:value="0.000000465293">
            <text:p>4.65293E-007</text:p>
          </table:table-cell>
          <table:table-cell office:value-type="float" office:value="0.000000434611">
            <text:p>4.34611E-007</text:p>
          </table:table-cell>
          <table:table-cell office:value-type="float" office:value="0.000000488388">
            <text:p>4.88388E-007</text:p>
          </table:table-cell>
          <table:table-cell office:value-type="float" office:value="0.000000488983">
            <text:p>0.000000489</text:p>
          </table:table-cell>
          <table:table-cell office:value-type="float" office:value="0.000000428425">
            <text:p>4.28425E-007</text:p>
          </table:table-cell>
          <table:table-cell office:value-type="float" office:value="0.000000469103">
            <text:p>4.69103E-007</text:p>
          </table:table-cell>
          <table:table-cell office:value-type="float" office:value="0.000000498806">
            <text:p>4.98806E-007</text:p>
          </table:table-cell>
          <table:table-cell office:value-type="float" office:value="0.0000005301">
            <text:p>5.301E-007</text:p>
          </table:table-cell>
          <table:table-cell office:value-type="float" office:value="0.00000055604">
            <text:p>0.000000556</text:p>
          </table:table-cell>
          <table:table-cell office:value-type="float" office:value="0.000000579532">
            <text:p>5.79532E-007</text:p>
          </table:table-cell>
          <table:table-cell office:value-type="float" office:value="0.00000061168">
            <text:p>6.1168E-007</text:p>
          </table:table-cell>
          <table:table-cell office:value-type="float" office:value="0.000000651819">
            <text:p>6.51819E-007</text:p>
          </table:table-cell>
          <table:table-cell office:value-type="float" office:value="0.000000672278">
            <text:p>6.72278E-007</text:p>
          </table:table-cell>
          <table:table-cell office:value-type="float" office:value="0.000000713847">
            <text:p>7.13847E-007</text:p>
          </table:table-cell>
          <table:table-cell office:value-type="float" office:value="0.000000736662">
            <text:p>7.36662E-007</text:p>
          </table:table-cell>
          <table:table-cell office:value-type="float" office:value="0.000000775287">
            <text:p>7.75287E-007</text:p>
          </table:table-cell>
          <table:table-cell office:value-type="float" office:value="0.000000810991">
            <text:p>0.000000811</text:p>
          </table:table-cell>
          <table:table-cell office:value-type="float" office:value="0.000000839933">
            <text:p>8.3993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971">
            <text:p>0.000004971</text:p>
          </table:table-cell>
          <table:table-cell office:value-type="float" office:value="0.00000114">
            <text:p>0.00000114</text:p>
          </table:table-cell>
          <table:table-cell office:value-type="float" office:value="0.00000035075">
            <text:p>3.5075E-007</text:p>
          </table:table-cell>
          <table:table-cell office:value-type="float" office:value="0.00000029275">
            <text:p>2.9275E-007</text:p>
          </table:table-cell>
          <table:table-cell office:value-type="float" office:value="0.000000267938">
            <text:p>2.67938E-007</text:p>
          </table:table-cell>
          <table:table-cell office:value-type="float" office:value="0.000000285844">
            <text:p>2.85844E-007</text:p>
          </table:table-cell>
          <table:table-cell office:value-type="float" office:value="0.000000306844">
            <text:p>3.06844E-007</text:p>
          </table:table-cell>
          <table:table-cell office:value-type="float" office:value="0.000000336266">
            <text:p>3.36266E-007</text:p>
          </table:table-cell>
          <table:table-cell office:value-type="float" office:value="0.000000421793">
            <text:p>4.21793E-007</text:p>
          </table:table-cell>
          <table:table-cell office:value-type="float" office:value="0.000000535648">
            <text:p>5.35648E-007</text:p>
          </table:table-cell>
          <table:table-cell office:value-type="float" office:value="0.000000322516">
            <text:p>3.22516E-007</text:p>
          </table:table-cell>
          <table:table-cell office:value-type="float" office:value="0.00000051142">
            <text:p>5.1142E-007</text:p>
          </table:table-cell>
          <table:table-cell office:value-type="float" office:value="0.000000590224">
            <text:p>5.90224E-007</text:p>
          </table:table-cell>
          <table:table-cell office:value-type="float" office:value="0.000000665903">
            <text:p>6.65903E-007</text:p>
          </table:table-cell>
          <table:table-cell office:value-type="float" office:value="0.000000611488">
            <text:p>6.11488E-007</text:p>
          </table:table-cell>
          <table:table-cell office:value-type="float" office:value="0.000000632945">
            <text:p>6.32945E-007</text:p>
          </table:table-cell>
          <table:table-cell office:value-type="float" office:value="0.000000626027">
            <text:p>0.000000626</text:p>
          </table:table-cell>
          <table:table-cell office:value-type="float" office:value="0.000000673517">
            <text:p>6.73517E-007</text:p>
          </table:table-cell>
          <table:table-cell office:value-type="float" office:value="0.000000670252">
            <text:p>6.70252E-007</text:p>
          </table:table-cell>
          <table:table-cell office:value-type="float" office:value="0.000000715202">
            <text:p>7.15202E-007</text:p>
          </table:table-cell>
          <table:table-cell office:value-type="float" office:value="0.000000738472">
            <text:p>7.38472E-007</text:p>
          </table:table-cell>
          <table:table-cell office:value-type="float" office:value="0.000000776412">
            <text:p>7.76412E-007</text:p>
          </table:table-cell>
          <table:table-cell office:value-type="float" office:value="0.000000812131">
            <text:p>8.12131E-007</text:p>
          </table:table-cell>
          <table:table-cell office:value-type="float" office:value="0.000000855345">
            <text:p>8.55345E-007</text:p>
          </table:table-cell>
          <table:table-cell office:value-type="float" office:value="0.000000889172">
            <text:p>8.89172E-007</text:p>
          </table:table-cell>
          <table:table-cell office:value-type="float" office:value="0.000000933411">
            <text:p>9.3341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5263">
            <text:p>0.000005263</text:p>
          </table:table-cell>
          <table:table-cell office:value-type="float" office:value="0.000001236">
            <text:p>0.000001236</text:p>
          </table:table-cell>
          <table:table-cell office:value-type="float" office:value="0.0000003565">
            <text:p>3.565E-007</text:p>
          </table:table-cell>
          <table:table-cell office:value-type="float" office:value="0.000000260625">
            <text:p>2.60625E-007</text:p>
          </table:table-cell>
          <table:table-cell office:value-type="float" office:value="0.000000262313">
            <text:p>2.62313E-007</text:p>
          </table:table-cell>
          <table:table-cell office:value-type="float" office:value="0.000000282438">
            <text:p>2.82438E-007</text:p>
          </table:table-cell>
          <table:table-cell office:value-type="float" office:value="0.000000284156">
            <text:p>2.84156E-007</text:p>
          </table:table-cell>
          <table:table-cell office:value-type="float" office:value="0.000000464453">
            <text:p>4.64453E-007</text:p>
          </table:table-cell>
          <table:table-cell office:value-type="float" office:value="0.000000349531">
            <text:p>3.49531E-007</text:p>
          </table:table-cell>
          <table:table-cell office:value-type="float" office:value="0.000000383908">
            <text:p>3.83908E-007</text:p>
          </table:table-cell>
          <table:table-cell office:value-type="float" office:value="0.000000462898">
            <text:p>4.62898E-007</text:p>
          </table:table-cell>
          <table:table-cell office:value-type="float" office:value="0.00000052785">
            <text:p>5.2785E-007</text:p>
          </table:table-cell>
          <table:table-cell office:value-type="float" office:value="0.00000061695">
            <text:p>0.000000617</text:p>
          </table:table-cell>
          <table:table-cell office:value-type="float" office:value="0.000000545751">
            <text:p>5.45751E-007</text:p>
          </table:table-cell>
          <table:table-cell office:value-type="float" office:value="0.000000645842">
            <text:p>6.45842E-007</text:p>
          </table:table-cell>
          <table:table-cell office:value-type="float" office:value="0.000000680008">
            <text:p>0.00000068</text:p>
          </table:table-cell>
          <table:table-cell office:value-type="float" office:value="0.000000667286">
            <text:p>6.67286E-007</text:p>
          </table:table-cell>
          <table:table-cell office:value-type="float" office:value="0.000000685876">
            <text:p>6.85876E-007</text:p>
          </table:table-cell>
          <table:table-cell office:value-type="float" office:value="0.000000697531">
            <text:p>6.97531E-007</text:p>
          </table:table-cell>
          <table:table-cell office:value-type="float" office:value="0.000000733484">
            <text:p>7.33484E-007</text:p>
          </table:table-cell>
          <table:table-cell office:value-type="float" office:value="0.000000764127">
            <text:p>7.64127E-007</text:p>
          </table:table-cell>
          <table:table-cell office:value-type="float" office:value="0.000000804117">
            <text:p>8.04117E-007</text:p>
          </table:table-cell>
          <table:table-cell office:value-type="float" office:value="0.000000838895">
            <text:p>8.38895E-007</text:p>
          </table:table-cell>
          <table:table-cell office:value-type="float" office:value="0.000000883605">
            <text:p>8.83605E-007</text:p>
          </table:table-cell>
          <table:table-cell office:value-type="float" office:value="0.000000929633">
            <text:p>9.29633E-007</text:p>
          </table:table-cell>
          <table:table-cell office:value-type="float" office:value="0.000000970004">
            <text:p>0.000000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19">
            <text:p>0.000001219</text:p>
          </table:table-cell>
          <table:table-cell office:value-type="float" office:value="0.00000117">
            <text:p>0.00000117</text:p>
          </table:table-cell>
          <table:table-cell office:value-type="float" office:value="0.00000035625">
            <text:p>3.5625E-007</text:p>
          </table:table-cell>
          <table:table-cell office:value-type="float" office:value="0.00000026775">
            <text:p>2.6775E-007</text:p>
          </table:table-cell>
          <table:table-cell office:value-type="float" office:value="0.000000267188">
            <text:p>2.67188E-007</text:p>
          </table:table-cell>
          <table:table-cell office:value-type="float" office:value="0.000000275531">
            <text:p>2.75531E-007</text:p>
          </table:table-cell>
          <table:table-cell office:value-type="float" office:value="0.000000288688">
            <text:p>2.88688E-007</text:p>
          </table:table-cell>
          <table:table-cell office:value-type="float" office:value="0.000000301984">
            <text:p>0.000000302</text:p>
          </table:table-cell>
          <table:table-cell office:value-type="float" office:value="0.000000681965">
            <text:p>0.000000682</text:p>
          </table:table-cell>
          <table:table-cell office:value-type="float" office:value="0.000000373957">
            <text:p>0.000000374</text:p>
          </table:table-cell>
          <table:table-cell office:value-type="float" office:value="0.000000417057">
            <text:p>4.17057E-007</text:p>
          </table:table-cell>
          <table:table-cell office:value-type="float" office:value="0.000000490618">
            <text:p>4.90618E-007</text:p>
          </table:table-cell>
          <table:table-cell office:value-type="float" office:value="0.000000742033">
            <text:p>0.000000742</text:p>
          </table:table-cell>
          <table:table-cell office:value-type="float" office:value="0.000000569157">
            <text:p>5.69157E-007</text:p>
          </table:table-cell>
          <table:table-cell office:value-type="float" office:value="0.000000691924">
            <text:p>6.91924E-007</text:p>
          </table:table-cell>
          <table:table-cell office:value-type="float" office:value="0.000000713088">
            <text:p>7.13088E-007</text:p>
          </table:table-cell>
          <table:table-cell office:value-type="float" office:value="0.000000738772">
            <text:p>7.38772E-007</text:p>
          </table:table-cell>
          <table:table-cell office:value-type="float" office:value="0.000000718627">
            <text:p>7.18627E-007</text:p>
          </table:table-cell>
          <table:table-cell office:value-type="float" office:value="0.000000730624">
            <text:p>7.30624E-007</text:p>
          </table:table-cell>
          <table:table-cell office:value-type="float" office:value="0.000000753591">
            <text:p>7.53591E-007</text:p>
          </table:table-cell>
          <table:table-cell office:value-type="float" office:value="0.00000078095">
            <text:p>0.000000781</text:p>
          </table:table-cell>
          <table:table-cell office:value-type="float" office:value="0.000000814827">
            <text:p>8.14827E-007</text:p>
          </table:table-cell>
          <table:table-cell office:value-type="float" office:value="0.000000851547">
            <text:p>8.51547E-007</text:p>
          </table:table-cell>
          <table:table-cell office:value-type="float" office:value="0.000000889105">
            <text:p>8.89105E-007</text:p>
          </table:table-cell>
          <table:table-cell office:value-type="float" office:value="0.000000925413">
            <text:p>9.25413E-007</text:p>
          </table:table-cell>
          <table:table-cell office:value-type="float" office:value="0.000000956363">
            <text:p>9.5636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4769">
            <text:p>0.000004769</text:p>
          </table:table-cell>
          <table:table-cell office:value-type="float" office:value="0.000001154">
            <text:p>0.000001154</text:p>
          </table:table-cell>
          <table:table-cell office:value-type="float" office:value="0.00000036525">
            <text:p>3.6525E-007</text:p>
          </table:table-cell>
          <table:table-cell office:value-type="float" office:value="0.000000264375">
            <text:p>2.64375E-007</text:p>
          </table:table-cell>
          <table:table-cell office:value-type="float" office:value="0.000000264625">
            <text:p>2.64625E-007</text:p>
          </table:table-cell>
          <table:table-cell office:value-type="float" office:value="0.000000284531">
            <text:p>2.84531E-007</text:p>
          </table:table-cell>
          <table:table-cell office:value-type="float" office:value="0.000000277094">
            <text:p>2.77094E-007</text:p>
          </table:table-cell>
          <table:table-cell office:value-type="float" office:value="0.000000291852">
            <text:p>2.91852E-007</text:p>
          </table:table-cell>
          <table:table-cell office:value-type="float" office:value="0.000000313816">
            <text:p>3.13816E-007</text:p>
          </table:table-cell>
          <table:table-cell office:value-type="float" office:value="0.000000357699">
            <text:p>3.57699E-007</text:p>
          </table:table-cell>
          <table:table-cell office:value-type="float" office:value="0.000000375218">
            <text:p>3.75218E-007</text:p>
          </table:table-cell>
          <table:table-cell office:value-type="float" office:value="0.000000243443">
            <text:p>2.43443E-007</text:p>
          </table:table-cell>
          <table:table-cell office:value-type="float" office:value="0.000000519473">
            <text:p>5.19473E-007</text:p>
          </table:table-cell>
          <table:table-cell office:value-type="float" office:value="0.000000438145">
            <text:p>4.38145E-007</text:p>
          </table:table-cell>
          <table:table-cell office:value-type="float" office:value="0.000000623061">
            <text:p>6.23061E-007</text:p>
          </table:table-cell>
          <table:table-cell office:value-type="float" office:value="0.000000682332">
            <text:p>6.82332E-007</text:p>
          </table:table-cell>
          <table:table-cell office:value-type="float" office:value="0.000000698189">
            <text:p>6.98189E-007</text:p>
          </table:table-cell>
          <table:table-cell office:value-type="float" office:value="0.000000707834">
            <text:p>7.07834E-007</text:p>
          </table:table-cell>
          <table:table-cell office:value-type="float" office:value="0.000000729167">
            <text:p>7.29167E-007</text:p>
          </table:table-cell>
          <table:table-cell office:value-type="float" office:value="0.000000750214">
            <text:p>7.50214E-007</text:p>
          </table:table-cell>
          <table:table-cell office:value-type="float" office:value="0.000000772005">
            <text:p>0.000000772</text:p>
          </table:table-cell>
          <table:table-cell office:value-type="float" office:value="0.000000789979">
            <text:p>0.00000079</text:p>
          </table:table-cell>
          <table:table-cell office:value-type="float" office:value="0.000000827336">
            <text:p>8.27336E-007</text:p>
          </table:table-cell>
          <table:table-cell office:value-type="float" office:value="0.000000866713">
            <text:p>8.66713E-007</text:p>
          </table:table-cell>
          <table:table-cell office:value-type="float" office:value="0.000000901078">
            <text:p>9.01078E-007</text:p>
          </table:table-cell>
          <table:table-cell office:value-type="float" office:value="0.000000932163">
            <text:p>9.3216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4804">
            <text:p>0.000014804</text:p>
          </table:table-cell>
          <table:table-cell office:value-type="float" office:value="0.0000088845">
            <text:p>8.8845E-006</text:p>
          </table:table-cell>
          <table:table-cell office:value-type="float" office:value="0.000003699">
            <text:p>0.000003699</text:p>
          </table:table-cell>
          <table:table-cell office:value-type="float" office:value="0.00000099125">
            <text:p>9.9125E-007</text:p>
          </table:table-cell>
          <table:table-cell office:value-type="float" office:value="0.00000190356">
            <text:p>1.90356E-006</text:p>
          </table:table-cell>
          <table:table-cell office:value-type="float" office:value="0.000000532312">
            <text:p>5.32312E-007</text:p>
          </table:table-cell>
          <table:table-cell office:value-type="float" office:value="0.000000386344">
            <text:p>3.86344E-007</text:p>
          </table:table-cell>
          <table:table-cell office:value-type="float" office:value="0.000000333961">
            <text:p>0.000000334</text:p>
          </table:table-cell>
          <table:table-cell office:value-type="float" office:value="0.000000325555">
            <text:p>3.25555E-007</text:p>
          </table:table-cell>
          <table:table-cell office:value-type="float" office:value="0.000000339811">
            <text:p>3.39811E-007</text:p>
          </table:table-cell>
          <table:table-cell office:value-type="float" office:value="0.000000378599">
            <text:p>3.78599E-007</text:p>
          </table:table-cell>
          <table:table-cell office:value-type="float" office:value="0.000000397077">
            <text:p>3.97077E-007</text:p>
          </table:table-cell>
          <table:table-cell office:value-type="float" office:value="0.000000395007">
            <text:p>0.000000395</text:p>
          </table:table-cell>
          <table:table-cell office:value-type="float" office:value="0.000000542463">
            <text:p>5.42463E-007</text:p>
          </table:table-cell>
          <table:table-cell office:value-type="float" office:value="0.000000621505">
            <text:p>6.21505E-007</text:p>
          </table:table-cell>
          <table:table-cell office:value-type="float" office:value="0.000000641496">
            <text:p>6.41496E-007</text:p>
          </table:table-cell>
          <table:table-cell office:value-type="float" office:value="0.000000708968">
            <text:p>0.000000709</text:p>
          </table:table-cell>
          <table:table-cell office:value-type="float" office:value="0.000000705187">
            <text:p>7.05187E-007</text:p>
          </table:table-cell>
          <table:table-cell office:value-type="float" office:value="0.000000725835">
            <text:p>7.25835E-007</text:p>
          </table:table-cell>
          <table:table-cell office:value-type="float" office:value="0.000000736164">
            <text:p>7.36164E-007</text:p>
          </table:table-cell>
          <table:table-cell office:value-type="float" office:value="0.000000766457">
            <text:p>7.66457E-007</text:p>
          </table:table-cell>
          <table:table-cell office:value-type="float" office:value="0.000000789075">
            <text:p>7.89075E-007</text:p>
          </table:table-cell>
          <table:table-cell office:value-type="float" office:value="0.000000817971">
            <text:p>0.000000818</text:p>
          </table:table-cell>
          <table:table-cell office:value-type="float" office:value="0.000000849199">
            <text:p>8.49199E-007</text:p>
          </table:table-cell>
          <table:table-cell office:value-type="float" office:value="0.000000875567">
            <text:p>8.75567E-007</text:p>
          </table:table-cell>
          <table:table-cell office:value-type="float" office:value="0.000000909381">
            <text:p>9.0938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191">
            <text:p>0.000001191</text:p>
          </table:table-cell>
          <table:table-cell office:value-type="float" office:value="0.000001292">
            <text:p>0.000001292</text:p>
          </table:table-cell>
          <table:table-cell office:value-type="float" office:value="0.00000040575">
            <text:p>4.0575E-007</text:p>
          </table:table-cell>
          <table:table-cell office:value-type="float" office:value="0.000000300125">
            <text:p>3.00125E-007</text:p>
          </table:table-cell>
          <table:table-cell office:value-type="float" office:value="0.000000280125">
            <text:p>2.80125E-007</text:p>
          </table:table-cell>
          <table:table-cell office:value-type="float" office:value="0.000000675594">
            <text:p>6.75594E-007</text:p>
          </table:table-cell>
          <table:table-cell office:value-type="float" office:value="0.000000308125">
            <text:p>3.08125E-007</text:p>
          </table:table-cell>
          <table:table-cell office:value-type="float" office:value="0.00000029368">
            <text:p>2.9368E-007</text:p>
          </table:table-cell>
          <table:table-cell office:value-type="float" office:value="0.000000307535">
            <text:p>3.07535E-007</text:p>
          </table:table-cell>
          <table:table-cell office:value-type="float" office:value="0.000000327846">
            <text:p>3.27846E-007</text:p>
          </table:table-cell>
          <table:table-cell office:value-type="float" office:value="0.000000359867">
            <text:p>3.59867E-007</text:p>
          </table:table-cell>
          <table:table-cell office:value-type="float" office:value="0.00000051112">
            <text:p>5.1112E-007</text:p>
          </table:table-cell>
          <table:table-cell office:value-type="float" office:value="0.000000432088">
            <text:p>4.32088E-007</text:p>
          </table:table-cell>
          <table:table-cell office:value-type="float" office:value="0.000000422993">
            <text:p>0.000000423</text:p>
          </table:table-cell>
          <table:table-cell office:value-type="float" office:value="0.000000532574">
            <text:p>5.32574E-007</text:p>
          </table:table-cell>
          <table:table-cell office:value-type="float" office:value="0.000000618414">
            <text:p>6.18414E-007</text:p>
          </table:table-cell>
          <table:table-cell office:value-type="float" office:value="0.000000660054">
            <text:p>6.60054E-007</text:p>
          </table:table-cell>
          <table:table-cell office:value-type="float" office:value="0.000000701432">
            <text:p>7.01432E-007</text:p>
          </table:table-cell>
          <table:table-cell office:value-type="float" office:value="0.000000712669">
            <text:p>7.12669E-007</text:p>
          </table:table-cell>
          <table:table-cell office:value-type="float" office:value="0.000000735034">
            <text:p>0.000000735</text:p>
          </table:table-cell>
          <table:table-cell office:value-type="float" office:value="0.000000758174">
            <text:p>7.58174E-007</text:p>
          </table:table-cell>
          <table:table-cell office:value-type="float" office:value="0.000000782696">
            <text:p>7.82696E-007</text:p>
          </table:table-cell>
          <table:table-cell office:value-type="float" office:value="0.000000806033">
            <text:p>0.000000806</text:p>
          </table:table-cell>
          <table:table-cell office:value-type="float" office:value="0.000000835564">
            <text:p>8.35564E-007</text:p>
          </table:table-cell>
          <table:table-cell office:value-type="float" office:value="0.000000863453">
            <text:p>8.63453E-007</text:p>
          </table:table-cell>
          <table:table-cell office:value-type="float" office:value="0.000000890624">
            <text:p>8.90624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308">
            <text:p>0.000001308</text:p>
          </table:table-cell>
          <table:table-cell office:value-type="float" office:value="0.00000133">
            <text:p>0.00000133</text:p>
          </table:table-cell>
          <table:table-cell office:value-type="float" office:value="0.00000049325">
            <text:p>4.9325E-007</text:p>
          </table:table-cell>
          <table:table-cell office:value-type="float" office:value="0.0000002955">
            <text:p>2.955E-007</text:p>
          </table:table-cell>
          <table:table-cell office:value-type="float" office:value="0.000000286313">
            <text:p>2.86313E-007</text:p>
          </table:table-cell>
          <table:table-cell office:value-type="float" office:value="0.000000284031">
            <text:p>0.000000284</text:p>
          </table:table-cell>
          <table:table-cell office:value-type="float" office:value="0.000000284109">
            <text:p>2.84109E-007</text:p>
          </table:table-cell>
          <table:table-cell office:value-type="float" office:value="0.000000295875">
            <text:p>2.95875E-007</text:p>
          </table:table-cell>
          <table:table-cell office:value-type="float" office:value="0.000000300988">
            <text:p>0.000000301</text:p>
          </table:table-cell>
          <table:table-cell office:value-type="float" office:value="0.000000324545">
            <text:p>3.24545E-007</text:p>
          </table:table-cell>
          <table:table-cell office:value-type="float" office:value="0.000000357987">
            <text:p>0.000000358</text:p>
          </table:table-cell>
          <table:table-cell office:value-type="float" office:value="0.000000384053">
            <text:p>3.84053E-007</text:p>
          </table:table-cell>
          <table:table-cell office:value-type="float" office:value="0.000000343654">
            <text:p>3.43654E-007</text:p>
          </table:table-cell>
          <table:table-cell office:value-type="float" office:value="0.000000495185">
            <text:p>4.95185E-007</text:p>
          </table:table-cell>
          <table:table-cell office:value-type="float" office:value="0.000000549215">
            <text:p>5.49215E-007</text:p>
          </table:table-cell>
          <table:table-cell office:value-type="float" office:value="0.000000647812">
            <text:p>6.47812E-007</text:p>
          </table:table-cell>
          <table:table-cell office:value-type="float" office:value="0.000000651761">
            <text:p>6.51761E-007</text:p>
          </table:table-cell>
          <table:table-cell office:value-type="float" office:value="0.000000682927">
            <text:p>6.82927E-007</text:p>
          </table:table-cell>
          <table:table-cell office:value-type="float" office:value="0.000000706897">
            <text:p>7.06897E-007</text:p>
          </table:table-cell>
          <table:table-cell office:value-type="float" office:value="0.000000731029">
            <text:p>0.000000731</text:p>
          </table:table-cell>
          <table:table-cell office:value-type="float" office:value="0.0000007583">
            <text:p>7.583E-007</text:p>
          </table:table-cell>
          <table:table-cell office:value-type="float" office:value="0.000000782639">
            <text:p>7.82639E-007</text:p>
          </table:table-cell>
          <table:table-cell office:value-type="float" office:value="0.000000805415">
            <text:p>8.05415E-007</text:p>
          </table:table-cell>
          <table:table-cell office:value-type="float" office:value="0.000000827479">
            <text:p>8.27479E-007</text:p>
          </table:table-cell>
          <table:table-cell office:value-type="float" office:value="0.000000848762">
            <text:p>8.48762E-007</text:p>
          </table:table-cell>
          <table:table-cell office:value-type="float" office:value="0.000000876745">
            <text:p>8.76745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034">
            <text:p>0.000001034</text:p>
          </table:table-cell>
          <table:table-cell office:value-type="float" office:value="0.0000011335">
            <text:p>1.1335E-006</text:p>
          </table:table-cell>
          <table:table-cell office:value-type="float" office:value="0.000000346">
            <text:p>0.000000346</text:p>
          </table:table-cell>
          <table:table-cell office:value-type="float" office:value="0.000000274875">
            <text:p>2.74875E-007</text:p>
          </table:table-cell>
          <table:table-cell office:value-type="float" office:value="0.0000002725">
            <text:p>2.725E-007</text:p>
          </table:table-cell>
          <table:table-cell office:value-type="float" office:value="0.0000002685">
            <text:p>2.685E-007</text:p>
          </table:table-cell>
          <table:table-cell office:value-type="float" office:value="0.000000270391">
            <text:p>2.70391E-007</text:p>
          </table:table-cell>
          <table:table-cell office:value-type="float" office:value="0.000000284594">
            <text:p>2.84594E-007</text:p>
          </table:table-cell>
          <table:table-cell office:value-type="float" office:value="0.000000298414">
            <text:p>2.98414E-007</text:p>
          </table:table-cell>
          <table:table-cell office:value-type="float" office:value="0.000000508836">
            <text:p>5.08836E-007</text:p>
          </table:table-cell>
          <table:table-cell office:value-type="float" office:value="0.000000356499">
            <text:p>3.56499E-007</text:p>
          </table:table-cell>
          <table:table-cell office:value-type="float" office:value="0.000000374609">
            <text:p>3.74609E-007</text:p>
          </table:table-cell>
          <table:table-cell office:value-type="float" office:value="0.000000344958">
            <text:p>0.000000345</text:p>
          </table:table-cell>
          <table:table-cell office:value-type="float" office:value="0.00000054202">
            <text:p>0.000000542</text:p>
          </table:table-cell>
          <table:table-cell office:value-type="float" office:value="0.000000542287">
            <text:p>5.42287E-007</text:p>
          </table:table-cell>
          <table:table-cell office:value-type="float" office:value="0.000000635803">
            <text:p>6.35803E-007</text:p>
          </table:table-cell>
          <table:table-cell office:value-type="float" office:value="0.000000651244">
            <text:p>6.51244E-007</text:p>
          </table:table-cell>
          <table:table-cell office:value-type="float" office:value="0.000000678565">
            <text:p>6.78565E-007</text:p>
          </table:table-cell>
          <table:table-cell office:value-type="float" office:value="0.000000703928">
            <text:p>7.03928E-007</text:p>
          </table:table-cell>
          <table:table-cell office:value-type="float" office:value="0.000000729899">
            <text:p>7.29899E-007</text:p>
          </table:table-cell>
          <table:table-cell office:value-type="float" office:value="0.000000755223">
            <text:p>7.55223E-007</text:p>
          </table:table-cell>
          <table:table-cell office:value-type="float" office:value="0.000000775057">
            <text:p>7.75057E-007</text:p>
          </table:table-cell>
          <table:table-cell office:value-type="float" office:value="0.000000796845">
            <text:p>7.96845E-007</text:p>
          </table:table-cell>
          <table:table-cell office:value-type="float" office:value="0.000000815269">
            <text:p>8.15269E-007</text:p>
          </table:table-cell>
          <table:table-cell office:value-type="float" office:value="0.000000846014">
            <text:p>0.000000846</text:p>
          </table:table-cell>
          <table:table-cell office:value-type="float" office:value="0.000000868405">
            <text:p>8.68405E-007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float" office:value="0.000009233">
            <text:p>0.000009233</text:p>
          </table:table-cell>
          <table:table-cell office:value-type="float" office:value="0.000003715">
            <text:p>0.000003715</text:p>
          </table:table-cell>
          <table:table-cell office:value-type="float" office:value="0.0000012">
            <text:p>0.0000012</text:p>
          </table:table-cell>
          <table:table-cell office:value-type="float" office:value="0.00000082075">
            <text:p>8.2075E-007</text:p>
          </table:table-cell>
          <table:table-cell office:value-type="float" office:value="0.000000974719">
            <text:p>9.74719E-007</text:p>
          </table:table-cell>
          <table:table-cell office:value-type="float" office:value="0.000000384891">
            <text:p>3.84891E-007</text:p>
          </table:table-cell>
          <table:table-cell office:value-type="float" office:value="0.000000334883">
            <text:p>3.34883E-007</text:p>
          </table:table-cell>
          <table:table-cell office:value-type="float" office:value="0.000000328262">
            <text:p>3.28262E-007</text:p>
          </table:table-cell>
          <table:table-cell office:value-type="float" office:value="0.000000332771">
            <text:p>3.32771E-007</text:p>
          </table:table-cell>
          <table:table-cell office:value-type="float" office:value="0.000000360584">
            <text:p>3.60584E-007</text:p>
          </table:table-cell>
          <table:table-cell office:value-type="float" office:value="0.00000042101">
            <text:p>0.000000421</text:p>
          </table:table-cell>
          <table:table-cell office:value-type="float" office:value="0.00000036958">
            <text:p>3.6958E-007</text:p>
          </table:table-cell>
          <table:table-cell office:value-type="float" office:value="0.000000418863">
            <text:p>4.18863E-007</text:p>
          </table:table-cell>
          <table:table-cell office:value-type="float" office:value="0.00000049977">
            <text:p>4.9977E-007</text:p>
          </table:table-cell>
          <table:table-cell office:value-type="float" office:value="0.000000581395">
            <text:p>5.81395E-007</text:p>
          </table:table-cell>
          <table:table-cell office:value-type="float" office:value="0.000000648166">
            <text:p>6.48166E-007</text:p>
          </table:table-cell>
          <table:table-cell office:value-type="float" office:value="0.000000672842">
            <text:p>6.72842E-007</text:p>
          </table:table-cell>
          <table:table-cell office:value-type="float" office:value="0.000000691202">
            <text:p>6.91202E-007</text:p>
          </table:table-cell>
          <table:table-cell office:value-type="float" office:value="0.000000717542">
            <text:p>7.17542E-007</text:p>
          </table:table-cell>
          <table:table-cell office:value-type="float" office:value="0.000000742513">
            <text:p>7.42513E-007</text:p>
          </table:table-cell>
          <table:table-cell office:value-type="float" office:value="0.00000076944">
            <text:p>7.6944E-007</text:p>
          </table:table-cell>
          <table:table-cell office:value-type="float" office:value="0.000000789851">
            <text:p>7.89851E-007</text:p>
          </table:table-cell>
          <table:table-cell office:value-type="float" office:value="0.000000813477">
            <text:p>8.13477E-007</text:p>
          </table:table-cell>
          <table:table-cell office:value-type="float" office:value="0.000000832355">
            <text:p>8.32355E-007</text:p>
          </table:table-cell>
          <table:table-cell office:value-type="float" office:value="0.000000858023">
            <text:p>0.0000008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1473">
            <text:p>0.000011473</text:p>
          </table:table-cell>
          <table:table-cell office:value-type="float" office:value="0.0000038715">
            <text:p>3.8715E-006</text:p>
          </table:table-cell>
          <table:table-cell office:value-type="float" office:value="0.00000045425">
            <text:p>4.5425E-007</text:p>
          </table:table-cell>
          <table:table-cell office:value-type="float" office:value="0.000000274875">
            <text:p>2.74875E-007</text:p>
          </table:table-cell>
          <table:table-cell office:value-type="float" office:value="0.000000278125">
            <text:p>2.78125E-007</text:p>
          </table:table-cell>
          <table:table-cell office:value-type="float" office:value="0.000000273625">
            <text:p>2.73625E-007</text:p>
          </table:table-cell>
          <table:table-cell office:value-type="float" office:value="0.000000279953">
            <text:p>0.00000028</text:p>
          </table:table-cell>
          <table:table-cell office:value-type="float" office:value="0.000000291992">
            <text:p>0.000000292</text:p>
          </table:table-cell>
          <table:table-cell office:value-type="float" office:value="0.000000301488">
            <text:p>3.01488E-007</text:p>
          </table:table-cell>
          <table:table-cell office:value-type="float" office:value="0.000000347863">
            <text:p>3.47863E-007</text:p>
          </table:table-cell>
          <table:table-cell office:value-type="float" office:value="0.000000347719">
            <text:p>3.47719E-007</text:p>
          </table:table-cell>
          <table:table-cell office:value-type="float" office:value="0.000000370497">
            <text:p>3.70497E-007</text:p>
          </table:table-cell>
          <table:table-cell office:value-type="float" office:value="0.000000345974">
            <text:p>0.000000346</text:p>
          </table:table-cell>
          <table:table-cell office:value-type="float" office:value="0.000000538057">
            <text:p>5.38057E-007</text:p>
          </table:table-cell>
          <table:table-cell office:value-type="float" office:value="0.000000589549">
            <text:p>5.89549E-007</text:p>
          </table:table-cell>
          <table:table-cell office:value-type="float" office:value="0.000000594449">
            <text:p>5.94449E-007</text:p>
          </table:table-cell>
          <table:table-cell office:value-type="float" office:value="0.000000642211">
            <text:p>6.42211E-007</text:p>
          </table:table-cell>
          <table:table-cell office:value-type="float" office:value="0.000000668612">
            <text:p>6.68612E-007</text:p>
          </table:table-cell>
          <table:table-cell office:value-type="float" office:value="0.000000689293">
            <text:p>6.89293E-007</text:p>
          </table:table-cell>
          <table:table-cell office:value-type="float" office:value="0.000000719263">
            <text:p>7.19263E-007</text:p>
          </table:table-cell>
          <table:table-cell office:value-type="float" office:value="0.000000737863">
            <text:p>7.37863E-007</text:p>
          </table:table-cell>
          <table:table-cell office:value-type="float" office:value="0.000000763627">
            <text:p>7.63627E-007</text:p>
          </table:table-cell>
          <table:table-cell office:value-type="float" office:value="0.000000786955">
            <text:p>0.000000787</text:p>
          </table:table-cell>
          <table:table-cell office:value-type="float" office:value="0.000000806782">
            <text:p>8.06782E-007</text:p>
          </table:table-cell>
          <table:table-cell office:value-type="float" office:value="0.000000827829">
            <text:p>8.27829E-007</text:p>
          </table:table-cell>
          <table:table-cell office:value-type="float" office:value="0.000000856761">
            <text:p>8.56761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5185">
            <text:p>0.000005185</text:p>
          </table:table-cell>
          <table:table-cell office:value-type="float" office:value="0.000001669">
            <text:p>0.000001669</text:p>
          </table:table-cell>
          <table:table-cell office:value-type="float" office:value="0.0000005675">
            <text:p>5.675E-007</text:p>
          </table:table-cell>
          <table:table-cell office:value-type="float" office:value="0.000000465875">
            <text:p>4.65875E-007</text:p>
          </table:table-cell>
          <table:table-cell office:value-type="float" office:value="0.000000360625">
            <text:p>3.60625E-007</text:p>
          </table:table-cell>
          <table:table-cell office:value-type="float" office:value="0.000000398469">
            <text:p>3.98469E-007</text:p>
          </table:table-cell>
          <table:table-cell office:value-type="float" office:value="0.000000394781">
            <text:p>3.94781E-007</text:p>
          </table:table-cell>
          <table:table-cell office:value-type="float" office:value="0.000000407086">
            <text:p>4.07086E-007</text:p>
          </table:table-cell>
          <table:table-cell office:value-type="float" office:value="0.000000433406">
            <text:p>4.33406E-007</text:p>
          </table:table-cell>
          <table:table-cell office:value-type="float" office:value="0.000000360395">
            <text:p>3.60395E-007</text:p>
          </table:table-cell>
          <table:table-cell office:value-type="float" office:value="0.000000347958">
            <text:p>0.000000348</text:p>
          </table:table-cell>
          <table:table-cell office:value-type="float" office:value="0.000000450985">
            <text:p>0.000000451</text:p>
          </table:table-cell>
          <table:table-cell office:value-type="float" office:value="0.000000415376">
            <text:p>4.15376E-007</text:p>
          </table:table-cell>
          <table:table-cell office:value-type="float" office:value="0.000000389007">
            <text:p>0.000000389</text:p>
          </table:table-cell>
          <table:table-cell office:value-type="float" office:value="0.000000529686">
            <text:p>5.29686E-007</text:p>
          </table:table-cell>
          <table:table-cell office:value-type="float" office:value="0.000000611833">
            <text:p>6.11833E-007</text:p>
          </table:table-cell>
          <table:table-cell office:value-type="float" office:value="0.000000651751">
            <text:p>6.51751E-007</text:p>
          </table:table-cell>
          <table:table-cell office:value-type="float" office:value="0.00000066839">
            <text:p>6.6839E-007</text:p>
          </table:table-cell>
          <table:table-cell office:value-type="float" office:value="0.000000692208">
            <text:p>6.92208E-007</text:p>
          </table:table-cell>
          <table:table-cell office:value-type="float" office:value="0.000000720126">
            <text:p>7.20126E-007</text:p>
          </table:table-cell>
          <table:table-cell office:value-type="float" office:value="0.000000742328">
            <text:p>7.42328E-007</text:p>
          </table:table-cell>
          <table:table-cell office:value-type="float" office:value="0.000000763064">
            <text:p>7.63064E-007</text:p>
          </table:table-cell>
          <table:table-cell office:value-type="float" office:value="0.000000785973">
            <text:p>0.000000786</text:p>
          </table:table-cell>
          <table:table-cell office:value-type="float" office:value="0.000000814619">
            <text:p>8.14619E-007</text:p>
          </table:table-cell>
          <table:table-cell office:value-type="float" office:value="0.000000830258">
            <text:p>8.30258E-007</text:p>
          </table:table-cell>
          <table:table-cell office:value-type="float" office:value="0.000000855428">
            <text:p>8.55428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93">
            <text:p>0.000001293</text:p>
          </table:table-cell>
          <table:table-cell office:value-type="float" office:value="0.0000011815">
            <text:p>1.1815E-006</text:p>
          </table:table-cell>
          <table:table-cell office:value-type="float" office:value="0.0000004355">
            <text:p>4.355E-007</text:p>
          </table:table-cell>
          <table:table-cell office:value-type="float" office:value="0.000000272875">
            <text:p>2.72875E-007</text:p>
          </table:table-cell>
          <table:table-cell office:value-type="float" office:value="0.000000277375">
            <text:p>2.77375E-007</text:p>
          </table:table-cell>
          <table:table-cell office:value-type="float" office:value="0.000000277156">
            <text:p>2.77156E-007</text:p>
          </table:table-cell>
          <table:table-cell office:value-type="float" office:value="0.000000283984">
            <text:p>0.000000284</text:p>
          </table:table-cell>
          <table:table-cell office:value-type="float" office:value="0.000000290664">
            <text:p>2.90664E-007</text:p>
          </table:table-cell>
          <table:table-cell office:value-type="float" office:value="0.000000302406">
            <text:p>3.02406E-007</text:p>
          </table:table-cell>
          <table:table-cell office:value-type="float" office:value="0.000000325154">
            <text:p>3.25154E-007</text:p>
          </table:table-cell>
          <table:table-cell office:value-type="float" office:value="0.000000360002">
            <text:p>0.00000036</text:p>
          </table:table-cell>
          <table:table-cell office:value-type="float" office:value="0.000000749646">
            <text:p>7.49646E-007</text:p>
          </table:table-cell>
          <table:table-cell office:value-type="float" office:value="0.000000423056">
            <text:p>4.23056E-007</text:p>
          </table:table-cell>
          <table:table-cell office:value-type="float" office:value="0.000000436054">
            <text:p>4.36054E-007</text:p>
          </table:table-cell>
          <table:table-cell office:value-type="float" office:value="0.000000457003">
            <text:p>0.000000457</text:p>
          </table:table-cell>
          <table:table-cell office:value-type="float" office:value="0.000000627594">
            <text:p>6.27594E-007</text:p>
          </table:table-cell>
          <table:table-cell office:value-type="float" office:value="0.000000646423">
            <text:p>6.46423E-007</text:p>
          </table:table-cell>
          <table:table-cell office:value-type="float" office:value="0.000000669215">
            <text:p>6.69215E-007</text:p>
          </table:table-cell>
          <table:table-cell office:value-type="float" office:value="0.000000696112">
            <text:p>6.96112E-007</text:p>
          </table:table-cell>
          <table:table-cell office:value-type="float" office:value="0.00000071679">
            <text:p>7.1679E-007</text:p>
          </table:table-cell>
          <table:table-cell office:value-type="float" office:value="0.000000744872">
            <text:p>7.44872E-007</text:p>
          </table:table-cell>
          <table:table-cell office:value-type="float" office:value="0.000000767616">
            <text:p>7.67616E-007</text:p>
          </table:table-cell>
          <table:table-cell office:value-type="float" office:value="0.000000791897">
            <text:p>7.91897E-007</text:p>
          </table:table-cell>
          <table:table-cell office:value-type="float" office:value="0.000000812896">
            <text:p>8.12896E-007</text:p>
          </table:table-cell>
          <table:table-cell office:value-type="float" office:value="0.000000836481">
            <text:p>8.36481E-007</text:p>
          </table:table-cell>
          <table:table-cell office:value-type="float" office:value="0.000000858827">
            <text:p>8.5882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10475">
            <text:p>0.000010475</text:p>
          </table:table-cell>
          <table:table-cell office:value-type="float" office:value="0.0000051515">
            <text:p>5.1515E-006</text:p>
          </table:table-cell>
          <table:table-cell office:value-type="float" office:value="0.0000024945">
            <text:p>2.4945E-006</text:p>
          </table:table-cell>
          <table:table-cell office:value-type="float" office:value="0.00000102863">
            <text:p>1.02863E-006</text:p>
          </table:table-cell>
          <table:table-cell office:value-type="float" office:value="0.00000065275">
            <text:p>6.5275E-007</text:p>
          </table:table-cell>
          <table:table-cell office:value-type="float" office:value="0.000000495219">
            <text:p>4.95219E-007</text:p>
          </table:table-cell>
          <table:table-cell office:value-type="float" office:value="0.000000380422">
            <text:p>3.80422E-007</text:p>
          </table:table-cell>
          <table:table-cell office:value-type="float" office:value="0.000000328625">
            <text:p>3.28625E-007</text:p>
          </table:table-cell>
          <table:table-cell office:value-type="float" office:value="0.000000325309">
            <text:p>3.25309E-007</text:p>
          </table:table-cell>
          <table:table-cell office:value-type="float" office:value="0.00000033709">
            <text:p>3.3709E-007</text:p>
          </table:table-cell>
          <table:table-cell office:value-type="float" office:value="0.000000252695">
            <text:p>2.52695E-007</text:p>
          </table:table-cell>
          <table:table-cell office:value-type="float" office:value="0.000000374642">
            <text:p>3.74642E-007</text:p>
          </table:table-cell>
          <table:table-cell office:value-type="float" office:value="0.000000399155">
            <text:p>3.99155E-007</text:p>
          </table:table-cell>
          <table:table-cell office:value-type="float" office:value="0.00000033179">
            <text:p>3.3179E-007</text:p>
          </table:table-cell>
          <table:table-cell office:value-type="float" office:value="0.000000568348">
            <text:p>5.68348E-007</text:p>
          </table:table-cell>
          <table:table-cell office:value-type="float" office:value="0.0000006145">
            <text:p>6.145E-007</text:p>
          </table:table-cell>
          <table:table-cell office:value-type="float" office:value="0.000000658115">
            <text:p>6.58115E-007</text:p>
          </table:table-cell>
          <table:table-cell office:value-type="float" office:value="0.000000673833">
            <text:p>6.73833E-007</text:p>
          </table:table-cell>
          <table:table-cell office:value-type="float" office:value="0.000000703277">
            <text:p>7.03277E-007</text:p>
          </table:table-cell>
          <table:table-cell office:value-type="float" office:value="0.000000724893">
            <text:p>7.24893E-007</text:p>
          </table:table-cell>
          <table:table-cell office:value-type="float" office:value="0.000000748792">
            <text:p>7.48792E-007</text:p>
          </table:table-cell>
          <table:table-cell office:value-type="float" office:value="0.000000772002">
            <text:p>0.000000772</text:p>
          </table:table-cell>
          <table:table-cell office:value-type="float" office:value="0.000000796699">
            <text:p>7.96699E-007</text:p>
          </table:table-cell>
          <table:table-cell office:value-type="float" office:value="0.000000823044">
            <text:p>0.000000823</text:p>
          </table:table-cell>
          <table:table-cell office:value-type="float" office:value="0.000000844238">
            <text:p>8.44238E-007</text:p>
          </table:table-cell>
          <table:table-cell office:value-type="float" office:value="0.000000867004">
            <text:p>0.0000008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9422">
            <text:p>0.000009422</text:p>
          </table:table-cell>
          <table:table-cell office:value-type="float" office:value="0.0000065475">
            <text:p>6.5475E-006</text:p>
          </table:table-cell>
          <table:table-cell office:value-type="float" office:value="0.00000220825">
            <text:p>2.20825E-006</text:p>
          </table:table-cell>
          <table:table-cell office:value-type="float" office:value="0.000000960875">
            <text:p>9.60875E-007</text:p>
          </table:table-cell>
          <table:table-cell office:value-type="float" office:value="0.0000006345">
            <text:p>6.345E-007</text:p>
          </table:table-cell>
          <table:table-cell office:value-type="float" office:value="0.000000464188">
            <text:p>4.64188E-007</text:p>
          </table:table-cell>
          <table:table-cell office:value-type="float" office:value="0.000000361281">
            <text:p>3.61281E-007</text:p>
          </table:table-cell>
          <table:table-cell office:value-type="float" office:value="0.00000032943">
            <text:p>3.2943E-007</text:p>
          </table:table-cell>
          <table:table-cell office:value-type="float" office:value="0.000000330262">
            <text:p>3.30262E-007</text:p>
          </table:table-cell>
          <table:table-cell office:value-type="float" office:value="0.000000335193">
            <text:p>3.35193E-007</text:p>
          </table:table-cell>
          <table:table-cell office:value-type="float" office:value="0.000000364274">
            <text:p>3.64274E-007</text:p>
          </table:table-cell>
          <table:table-cell office:value-type="float" office:value="0.000000378467">
            <text:p>3.78467E-007</text:p>
          </table:table-cell>
          <table:table-cell office:value-type="float" office:value="0.000000310104">
            <text:p>3.10104E-007</text:p>
          </table:table-cell>
          <table:table-cell office:value-type="float" office:value="0.000000353658">
            <text:p>3.53658E-007</text:p>
          </table:table-cell>
          <table:table-cell office:value-type="float" office:value="0.000000551736">
            <text:p>5.51736E-007</text:p>
          </table:table-cell>
          <table:table-cell office:value-type="float" office:value="0.000000632819">
            <text:p>6.32819E-007</text:p>
          </table:table-cell>
          <table:table-cell office:value-type="float" office:value="0.000000661032">
            <text:p>0.000000661</text:p>
          </table:table-cell>
          <table:table-cell office:value-type="float" office:value="0.000000687927">
            <text:p>6.87927E-007</text:p>
          </table:table-cell>
          <table:table-cell office:value-type="float" office:value="0.000000705555">
            <text:p>7.05555E-007</text:p>
          </table:table-cell>
          <table:table-cell office:value-type="float" office:value="0.000000727198">
            <text:p>7.27198E-007</text:p>
          </table:table-cell>
          <table:table-cell office:value-type="float" office:value="0.000000759614">
            <text:p>7.59614E-007</text:p>
          </table:table-cell>
          <table:table-cell office:value-type="float" office:value="0.00000078303">
            <text:p>0.000000783</text:p>
          </table:table-cell>
          <table:table-cell office:value-type="float" office:value="0.000000802655">
            <text:p>8.02655E-007</text:p>
          </table:table-cell>
          <table:table-cell office:value-type="float" office:value="0.00000082531">
            <text:p>8.2531E-007</text:p>
          </table:table-cell>
          <table:table-cell office:value-type="float" office:value="0.000000850009">
            <text:p>0.00000085</text:p>
          </table:table-cell>
          <table:table-cell office:value-type="float" office:value="0.000000873907">
            <text:p>8.73907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78">
            <text:p>0.000001278</text:p>
          </table:table-cell>
          <table:table-cell office:value-type="float" office:value="0.000001149">
            <text:p>0.000001149</text:p>
          </table:table-cell>
          <table:table-cell office:value-type="float" office:value="0.00000035475">
            <text:p>3.5475E-007</text:p>
          </table:table-cell>
          <table:table-cell office:value-type="float" office:value="0.00000028825">
            <text:p>2.8825E-007</text:p>
          </table:table-cell>
          <table:table-cell office:value-type="float" office:value="0.000000271375">
            <text:p>2.71375E-007</text:p>
          </table:table-cell>
          <table:table-cell office:value-type="float" office:value="0.000000278625">
            <text:p>2.78625E-007</text:p>
          </table:table-cell>
          <table:table-cell office:value-type="float" office:value="0.000000280328">
            <text:p>2.80328E-007</text:p>
          </table:table-cell>
          <table:table-cell office:value-type="float" office:value="0.000000288859">
            <text:p>2.88859E-007</text:p>
          </table:table-cell>
          <table:table-cell office:value-type="float" office:value="0.000000305">
            <text:p>0.000000305</text:p>
          </table:table-cell>
          <table:table-cell office:value-type="float" office:value="0.000000325426">
            <text:p>3.25426E-007</text:p>
          </table:table-cell>
          <table:table-cell office:value-type="float" office:value="0.000000357725">
            <text:p>3.57725E-007</text:p>
          </table:table-cell>
          <table:table-cell office:value-type="float" office:value="0.000000380161">
            <text:p>3.80161E-007</text:p>
          </table:table-cell>
          <table:table-cell office:value-type="float" office:value="0.000000397632">
            <text:p>3.97632E-007</text:p>
          </table:table-cell>
          <table:table-cell office:value-type="float" office:value="0.000000633673">
            <text:p>6.33673E-007</text:p>
          </table:table-cell>
          <table:table-cell office:value-type="float" office:value="0.000000578271">
            <text:p>5.78271E-007</text:p>
          </table:table-cell>
          <table:table-cell office:value-type="float" office:value="0.000000659356">
            <text:p>6.59356E-007</text:p>
          </table:table-cell>
          <table:table-cell office:value-type="float" office:value="0.000000666728">
            <text:p>6.66728E-007</text:p>
          </table:table-cell>
          <table:table-cell office:value-type="float" office:value="0.000000693223">
            <text:p>6.93223E-007</text:p>
          </table:table-cell>
          <table:table-cell office:value-type="float" office:value="0.000000718493">
            <text:p>7.18493E-007</text:p>
          </table:table-cell>
          <table:table-cell office:value-type="float" office:value="0.000000741166">
            <text:p>7.41166E-007</text:p>
          </table:table-cell>
          <table:table-cell office:value-type="float" office:value="0.000000765385">
            <text:p>7.65385E-007</text:p>
          </table:table-cell>
          <table:table-cell office:value-type="float" office:value="0.000000785509">
            <text:p>7.85509E-007</text:p>
          </table:table-cell>
          <table:table-cell office:value-type="float" office:value="0.000000811202">
            <text:p>8.11202E-007</text:p>
          </table:table-cell>
          <table:table-cell office:value-type="float" office:value="0.000000833191">
            <text:p>8.33191E-007</text:p>
          </table:table-cell>
          <table:table-cell office:value-type="float" office:value="0.000000859229">
            <text:p>8.59229E-007</text:p>
          </table:table-cell>
          <table:table-cell office:value-type="float" office:value="0.000000880102">
            <text:p>8.80102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7337">
            <text:p>0.000007337</text:p>
          </table:table-cell>
          <table:table-cell office:value-type="float" office:value="0.000001312">
            <text:p>0.000001312</text:p>
          </table:table-cell>
          <table:table-cell office:value-type="float" office:value="0.000000426">
            <text:p>0.000000426</text:p>
          </table:table-cell>
          <table:table-cell office:value-type="float" office:value="0.00000028325">
            <text:p>2.8325E-007</text:p>
          </table:table-cell>
          <table:table-cell office:value-type="float" office:value="0.000000283313">
            <text:p>2.83313E-007</text:p>
          </table:table-cell>
          <table:table-cell office:value-type="float" office:value="0.00000028525">
            <text:p>2.8525E-007</text:p>
          </table:table-cell>
          <table:table-cell office:value-type="float" office:value="0.000000284875">
            <text:p>2.84875E-007</text:p>
          </table:table-cell>
          <table:table-cell office:value-type="float" office:value="0.000000397938">
            <text:p>3.97938E-007</text:p>
          </table:table-cell>
          <table:table-cell office:value-type="float" office:value="0.000000319813">
            <text:p>3.19813E-007</text:p>
          </table:table-cell>
          <table:table-cell office:value-type="float" office:value="0.000000325189">
            <text:p>3.25189E-007</text:p>
          </table:table-cell>
          <table:table-cell office:value-type="float" office:value="0.000000361525">
            <text:p>3.61525E-007</text:p>
          </table:table-cell>
          <table:table-cell office:value-type="float" office:value="0.000000376473">
            <text:p>3.76473E-007</text:p>
          </table:table-cell>
          <table:table-cell office:value-type="float" office:value="0.000000391829">
            <text:p>3.91829E-007</text:p>
          </table:table-cell>
          <table:table-cell office:value-type="float" office:value="0.00000035357">
            <text:p>3.5357E-007</text:p>
          </table:table-cell>
          <table:table-cell office:value-type="float" office:value="0.000000529966">
            <text:p>0.00000053</text:p>
          </table:table-cell>
          <table:table-cell office:value-type="float" office:value="0.000000650984">
            <text:p>0.000000651</text:p>
          </table:table-cell>
          <table:table-cell office:value-type="float" office:value="0.00000065792">
            <text:p>6.5792E-007</text:p>
          </table:table-cell>
          <table:table-cell office:value-type="float" office:value="0.000000699352">
            <text:p>6.99352E-007</text:p>
          </table:table-cell>
          <table:table-cell office:value-type="float" office:value="0.000000715933">
            <text:p>7.15933E-007</text:p>
          </table:table-cell>
          <table:table-cell office:value-type="float" office:value="0.00000074042">
            <text:p>7.4042E-007</text:p>
          </table:table-cell>
          <table:table-cell office:value-type="float" office:value="0.000000769854">
            <text:p>7.69854E-007</text:p>
          </table:table-cell>
          <table:table-cell office:value-type="float" office:value="0.000000798059">
            <text:p>7.98059E-007</text:p>
          </table:table-cell>
          <table:table-cell office:value-type="float" office:value="0.000000820671">
            <text:p>8.20671E-007</text:p>
          </table:table-cell>
          <table:table-cell office:value-type="float" office:value="0.000000835877">
            <text:p>8.35877E-007</text:p>
          </table:table-cell>
          <table:table-cell office:value-type="float" office:value="0.000000859169">
            <text:p>8.59169E-007</text:p>
          </table:table-cell>
          <table:table-cell office:value-type="float" office:value="0.000000884113">
            <text:p>8.84113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2052">
            <text:p>0.00002052</text:p>
          </table:table-cell>
          <table:table-cell office:value-type="float" office:value="0.0000189685">
            <text:p>1.89685E-005</text:p>
          </table:table-cell>
          <table:table-cell office:value-type="float" office:value="0.000005469">
            <text:p>0.000005469</text:p>
          </table:table-cell>
          <table:table-cell office:value-type="float" office:value="0.00000192875">
            <text:p>1.92875E-006</text:p>
          </table:table-cell>
          <table:table-cell office:value-type="float" office:value="0.00000108144">
            <text:p>1.08144E-006</text:p>
          </table:table-cell>
          <table:table-cell office:value-type="float" office:value="0.000000688906">
            <text:p>6.88906E-007</text:p>
          </table:table-cell>
          <table:table-cell office:value-type="float" office:value="0.000000511281">
            <text:p>5.11281E-007</text:p>
          </table:table-cell>
          <table:table-cell office:value-type="float" office:value="0.000000431156">
            <text:p>4.31156E-007</text:p>
          </table:table-cell>
          <table:table-cell office:value-type="float" office:value="0.000000336203">
            <text:p>3.36203E-007</text:p>
          </table:table-cell>
          <table:table-cell office:value-type="float" office:value="0.000000364268">
            <text:p>3.64268E-007</text:p>
          </table:table-cell>
          <table:table-cell office:value-type="float" office:value="0.000000359503">
            <text:p>3.59503E-007</text:p>
          </table:table-cell>
          <table:table-cell office:value-type="float" office:value="0.0000003756">
            <text:p>3.756E-007</text:p>
          </table:table-cell>
          <table:table-cell office:value-type="float" office:value="0.000000357381">
            <text:p>3.57381E-007</text:p>
          </table:table-cell>
          <table:table-cell office:value-type="float" office:value="0.000000427619">
            <text:p>4.27619E-007</text:p>
          </table:table-cell>
          <table:table-cell office:value-type="float" office:value="0.000000514599">
            <text:p>5.14599E-007</text:p>
          </table:table-cell>
          <table:table-cell office:value-type="float" office:value="0.000000667356">
            <text:p>6.67356E-007</text:p>
          </table:table-cell>
          <table:table-cell office:value-type="float" office:value="0.000000661466">
            <text:p>6.61466E-007</text:p>
          </table:table-cell>
          <table:table-cell office:value-type="float" office:value="0.000000696007">
            <text:p>0.000000696</text:p>
          </table:table-cell>
          <table:table-cell office:value-type="float" office:value="0.000000716859">
            <text:p>7.16859E-007</text:p>
          </table:table-cell>
          <table:table-cell office:value-type="float" office:value="0.000000748298">
            <text:p>7.48298E-007</text:p>
          </table:table-cell>
          <table:table-cell office:value-type="float" office:value="0.000000767351">
            <text:p>7.67351E-007</text:p>
          </table:table-cell>
          <table:table-cell office:value-type="float" office:value="0.000000790595">
            <text:p>7.90595E-007</text:p>
          </table:table-cell>
          <table:table-cell office:value-type="float" office:value="0.000000813589">
            <text:p>8.13589E-007</text:p>
          </table:table-cell>
          <table:table-cell office:value-type="float" office:value="0.000000837358">
            <text:p>8.37358E-007</text:p>
          </table:table-cell>
          <table:table-cell office:value-type="float" office:value="0.000000866023">
            <text:p>0.000000866</text:p>
          </table:table-cell>
          <table:table-cell office:value-type="float" office:value="0.000000888069">
            <text:p>8.88069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018">
            <text:p>0.000001018</text:p>
          </table:table-cell>
          <table:table-cell office:value-type="float" office:value="0.000006448">
            <text:p>0.000006448</text:p>
          </table:table-cell>
          <table:table-cell office:value-type="float" office:value="0.00000044075">
            <text:p>4.4075E-007</text:p>
          </table:table-cell>
          <table:table-cell office:value-type="float" office:value="0.0000002965">
            <text:p>2.965E-007</text:p>
          </table:table-cell>
          <table:table-cell office:value-type="float" office:value="0.000000281688">
            <text:p>2.81688E-007</text:p>
          </table:table-cell>
          <table:table-cell office:value-type="float" office:value="0.000000275094">
            <text:p>2.75094E-007</text:p>
          </table:table-cell>
          <table:table-cell office:value-type="float" office:value="0.000000288406">
            <text:p>2.88406E-007</text:p>
          </table:table-cell>
          <table:table-cell office:value-type="float" office:value="0.000000292836">
            <text:p>2.92836E-007</text:p>
          </table:table-cell>
          <table:table-cell office:value-type="float" office:value="0.000000303777">
            <text:p>3.03777E-007</text:p>
          </table:table-cell>
          <table:table-cell office:value-type="float" office:value="0.000000327523">
            <text:p>3.27523E-007</text:p>
          </table:table-cell>
          <table:table-cell office:value-type="float" office:value="0.000000358325">
            <text:p>3.58325E-007</text:p>
          </table:table-cell>
          <table:table-cell office:value-type="float" office:value="0.000000378152">
            <text:p>3.78152E-007</text:p>
          </table:table-cell>
          <table:table-cell office:value-type="float" office:value="0.000000524076">
            <text:p>5.24076E-007</text:p>
          </table:table-cell>
          <table:table-cell office:value-type="float" office:value="0.000000460301">
            <text:p>4.60301E-007</text:p>
          </table:table-cell>
          <table:table-cell office:value-type="float" office:value="0.000000539241">
            <text:p>5.39241E-007</text:p>
          </table:table-cell>
          <table:table-cell office:value-type="float" office:value="0.000000649857">
            <text:p>6.49857E-007</text:p>
          </table:table-cell>
          <table:table-cell office:value-type="float" office:value="0.000000667789">
            <text:p>6.67789E-007</text:p>
          </table:table-cell>
          <table:table-cell office:value-type="float" office:value="0.000000706836">
            <text:p>7.06836E-007</text:p>
          </table:table-cell>
          <table:table-cell office:value-type="float" office:value="0.000000721831">
            <text:p>7.21831E-007</text:p>
          </table:table-cell>
          <table:table-cell office:value-type="float" office:value="0.000000751757">
            <text:p>7.51757E-007</text:p>
          </table:table-cell>
          <table:table-cell office:value-type="float" office:value="0.000000770343">
            <text:p>7.70343E-007</text:p>
          </table:table-cell>
          <table:table-cell office:value-type="float" office:value="0.000000791445">
            <text:p>7.91445E-007</text:p>
          </table:table-cell>
          <table:table-cell office:value-type="float" office:value="0.000000816053">
            <text:p>8.16053E-007</text:p>
          </table:table-cell>
          <table:table-cell office:value-type="float" office:value="0.000000843266">
            <text:p>8.43266E-007</text:p>
          </table:table-cell>
          <table:table-cell office:value-type="float" office:value="0.000000868489">
            <text:p>8.68489E-007</text:p>
          </table:table-cell>
          <table:table-cell office:value-type="float" office:value="0.00000088889">
            <text:p>8.8889E-0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289">
            <text:p>0.000001289</text:p>
          </table:table-cell>
          <table:table-cell office:value-type="float" office:value="0.000001085">
            <text:p>0.000001085</text:p>
          </table:table-cell>
          <table:table-cell office:value-type="float" office:value="0.0000003425">
            <text:p>3.425E-007</text:p>
          </table:table-cell>
          <table:table-cell office:value-type="float" office:value="0.000000281625">
            <text:p>2.81625E-007</text:p>
          </table:table-cell>
          <table:table-cell office:value-type="float" office:value="0.0000002745">
            <text:p>2.745E-007</text:p>
          </table:table-cell>
          <table:table-cell office:value-type="float" office:value="0.000000270406">
            <text:p>2.70406E-007</text:p>
          </table:table-cell>
          <table:table-cell office:value-type="float" office:value="0.000000275547">
            <text:p>2.75547E-007</text:p>
          </table:table-cell>
          <table:table-cell office:value-type="float" office:value="0.000000281">
            <text:p>0.000000281</text:p>
          </table:table-cell>
          <table:table-cell office:value-type="float" office:value="0.00000030107">
            <text:p>3.0107E-007</text:p>
          </table:table-cell>
          <table:table-cell office:value-type="float" office:value="0.000000368615">
            <text:p>3.68615E-007</text:p>
          </table:table-cell>
          <table:table-cell office:value-type="float" office:value="0.000000352263">
            <text:p>3.52263E-007</text:p>
          </table:table-cell>
          <table:table-cell office:value-type="float" office:value="0.000000379175">
            <text:p>3.79175E-007</text:p>
          </table:table-cell>
          <table:table-cell office:value-type="float" office:value="0.000000395807">
            <text:p>3.95807E-007</text:p>
          </table:table-cell>
          <table:table-cell office:value-type="float" office:value="0.000000475074">
            <text:p>4.75074E-007</text:p>
          </table:table-cell>
          <table:table-cell office:value-type="float" office:value="0.000000508295">
            <text:p>5.08295E-007</text:p>
          </table:table-cell>
          <table:table-cell office:value-type="float" office:value="0.000000643005">
            <text:p>0.000000643</text:p>
          </table:table-cell>
          <table:table-cell office:value-type="float" office:value="0.000000680333">
            <text:p>6.80333E-007</text:p>
          </table:table-cell>
          <table:table-cell office:value-type="float" office:value="0.000000698214">
            <text:p>6.98214E-007</text:p>
          </table:table-cell>
          <table:table-cell office:value-type="float" office:value="0.000000716364">
            <text:p>7.16364E-007</text:p>
          </table:table-cell>
          <table:table-cell office:value-type="float" office:value="0.000000745058">
            <text:p>7.45058E-007</text:p>
          </table:table-cell>
          <table:table-cell office:value-type="float" office:value="0.000000772025">
            <text:p>0.000000772</text:p>
          </table:table-cell>
          <table:table-cell office:value-type="float" office:value="0.000000794241">
            <text:p>7.94241E-007</text:p>
          </table:table-cell>
          <table:table-cell office:value-type="float" office:value="0.000000816113">
            <text:p>8.16113E-007</text:p>
          </table:table-cell>
          <table:table-cell office:value-type="float" office:value="0.0000008417">
            <text:p>8.417E-007</text:p>
          </table:table-cell>
          <table:table-cell office:value-type="float" office:value="0.00000087123">
            <text:p>8.7123E-007</text:p>
          </table:table-cell>
          <table:table-cell office:value-type="float" office:value="0.00000088801">
            <text:p>0.0000008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000001304">
            <text:p>0.000001304</text:p>
          </table:table-cell>
          <table:table-cell office:value-type="float" office:value="0.0000011335">
            <text:p>1.1335E-006</text:p>
          </table:table-cell>
          <table:table-cell office:value-type="float" office:value="0.000000343">
            <text:p>0.000000343</text:p>
          </table:table-cell>
          <table:table-cell office:value-type="float" office:value="0.000000275875">
            <text:p>2.75875E-007</text:p>
          </table:table-cell>
          <table:table-cell office:value-type="float" office:value="0.000000273625">
            <text:p>2.73625E-007</text:p>
          </table:table-cell>
          <table:table-cell office:value-type="float" office:value="0.000000266719">
            <text:p>2.66719E-007</text:p>
          </table:table-cell>
          <table:table-cell office:value-type="float" office:value="0.000000473344">
            <text:p>4.73344E-007</text:p>
          </table:table-cell>
          <table:table-cell office:value-type="float" office:value="0.000000308125">
            <text:p>3.08125E-007</text:p>
          </table:table-cell>
          <table:table-cell office:value-type="float" office:value="0.000000303227">
            <text:p>3.03227E-007</text:p>
          </table:table-cell>
          <table:table-cell office:value-type="float" office:value="0.000000324576">
            <text:p>3.24576E-007</text:p>
          </table:table-cell>
          <table:table-cell office:value-type="float" office:value="0.000000174154">
            <text:p>1.74154E-007</text:p>
          </table:table-cell>
          <table:table-cell office:value-type="float" office:value="0.000000429913">
            <text:p>4.29913E-007</text:p>
          </table:table-cell>
          <table:table-cell office:value-type="float" office:value="0.000000406847">
            <text:p>4.06847E-007</text:p>
          </table:table-cell>
          <table:table-cell office:value-type="float" office:value="0.000000410516">
            <text:p>4.10516E-007</text:p>
          </table:table-cell>
          <table:table-cell office:value-type="float" office:value="0.000000547203">
            <text:p>5.47203E-007</text:p>
          </table:table-cell>
          <table:table-cell office:value-type="float" office:value="0.000000630778">
            <text:p>6.30778E-007</text:p>
          </table:table-cell>
          <table:table-cell office:value-type="float" office:value="0.000000682717">
            <text:p>6.82717E-007</text:p>
          </table:table-cell>
          <table:table-cell office:value-type="float" office:value="0.000000699018">
            <text:p>0.000000699</text:p>
          </table:table-cell>
          <table:table-cell office:value-type="float" office:value="0.000000726908">
            <text:p>7.26908E-007</text:p>
          </table:table-cell>
          <table:table-cell office:value-type="float" office:value="0.000000748501">
            <text:p>7.48501E-007</text:p>
          </table:table-cell>
          <table:table-cell office:value-type="float" office:value="0.000000774916">
            <text:p>7.74916E-007</text:p>
          </table:table-cell>
          <table:table-cell office:value-type="float" office:value="0.000000795032">
            <text:p>0.000000795</text:p>
          </table:table-cell>
          <table:table-cell office:value-type="float" office:value="0.000000820468">
            <text:p>8.20468E-007</text:p>
          </table:table-cell>
          <table:table-cell office:value-type="float" office:value="0.000000842461">
            <text:p>8.42461E-007</text:p>
          </table:table-cell>
          <table:table-cell office:value-type="float" office:value="0.000000866532">
            <text:p>8.66532E-007</text:p>
          </table:table-cell>
          <table:table-cell office:value-type="float" office:value="0.000000890458">
            <text:p>8.90458E-007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float" office:value="0.000002885">
            <text:p>0.000002885</text:p>
          </table:table-cell>
          <table:table-cell office:value-type="float" office:value="0.00000138925">
            <text:p>1.38925E-006</text:p>
          </table:table-cell>
          <table:table-cell office:value-type="float" office:value="0.00000082625">
            <text:p>8.2625E-007</text:p>
          </table:table-cell>
          <table:table-cell office:value-type="float" office:value="0.000000541688">
            <text:p>5.41688E-007</text:p>
          </table:table-cell>
          <table:table-cell office:value-type="float" office:value="0.000000415">
            <text:p>0.000000415</text:p>
          </table:table-cell>
          <table:table-cell office:value-type="float" office:value="0.000000362719">
            <text:p>3.62719E-007</text:p>
          </table:table-cell>
          <table:table-cell office:value-type="float" office:value="0.000000428203">
            <text:p>4.28203E-007</text:p>
          </table:table-cell>
          <table:table-cell office:value-type="float" office:value="0.00000032066">
            <text:p>3.2066E-007</text:p>
          </table:table-cell>
          <table:table-cell office:value-type="float" office:value="0.000000327578">
            <text:p>3.27578E-007</text:p>
          </table:table-cell>
          <table:table-cell office:value-type="float" office:value="0.000000437257">
            <text:p>4.37257E-007</text:p>
          </table:table-cell>
          <table:table-cell office:value-type="float" office:value="0.000000377686">
            <text:p>3.77686E-007</text:p>
          </table:table-cell>
          <table:table-cell office:value-type="float" office:value="0.000000396069">
            <text:p>3.96069E-007</text:p>
          </table:table-cell>
          <table:table-cell office:value-type="float" office:value="0.000000483674">
            <text:p>4.83674E-007</text:p>
          </table:table-cell>
          <table:table-cell office:value-type="float" office:value="0.000000492702">
            <text:p>4.92702E-007</text:p>
          </table:table-cell>
          <table:table-cell office:value-type="float" office:value="0.000000626677">
            <text:p>6.26677E-007</text:p>
          </table:table-cell>
          <table:table-cell office:value-type="float" office:value="0.000000683435">
            <text:p>6.83435E-007</text:p>
          </table:table-cell>
          <table:table-cell office:value-type="float" office:value="0.000000695636">
            <text:p>6.95636E-007</text:p>
          </table:table-cell>
          <table:table-cell office:value-type="float" office:value="0.000000726731">
            <text:p>7.26731E-007</text:p>
          </table:table-cell>
          <table:table-cell office:value-type="float" office:value="0.00000074535">
            <text:p>7.4535E-007</text:p>
          </table:table-cell>
          <table:table-cell office:value-type="float" office:value="0.000000770788">
            <text:p>7.70788E-007</text:p>
          </table:table-cell>
          <table:table-cell office:value-type="float" office:value="0.000000797209">
            <text:p>7.97209E-007</text:p>
          </table:table-cell>
          <table:table-cell office:value-type="float" office:value="0.000000818543">
            <text:p>8.18543E-007</text:p>
          </table:table-cell>
          <table:table-cell office:value-type="float" office:value="0.000000840245">
            <text:p>8.40245E-007</text:p>
          </table:table-cell>
          <table:table-cell office:value-type="float" office:value="0.000000865812">
            <text:p>8.65812E-007</text:p>
          </table:table-cell>
          <table:table-cell office:value-type="float" office:value="0.00000089221">
            <text:p>8.9221E-007</text:p>
          </table:table-cell>
          <table:table-cell office:value-type="string">
            <text:p><text:s/></text:p>
          </table:table-cell>
        </table:table-row>
        <table:table-row table:style-name="ro2" table:number-rows-repeated="3">
          <table:table-cell table:number-columns-repeated="27"/>
        </table:table-row>
        <table:table-row table:style-name="ro1">
          <table:table-cell table:formula="of:=AVERAGE([.A2:.A26])" office:value-type="float" office:value="0.00000633904347826087">
            <text:p>0.000006339</text:p>
          </table:table-cell>
          <table:table-cell table:formula="of:=AVERAGE([.B2:.B26])" office:value-type="float" office:value="0.00000402436">
            <text:p>4.02436E-006</text:p>
          </table:table-cell>
          <table:table-cell table:formula="of:=AVERAGE([.C2:.C26])" office:value-type="float" office:value="0.00000138991">
            <text:p>1.38991E-006</text:p>
          </table:table-cell>
          <table:table-cell table:formula="of:=AVERAGE([.D2:.D26])" office:value-type="float" office:value="0.0000005962202">
            <text:p>5.962202E-007</text:p>
          </table:table-cell>
          <table:table-cell table:formula="of:=AVERAGE([.E2:.E26])" office:value-type="float" office:value="0.00000048226008">
            <text:p>4.8226008E-007</text:p>
          </table:table-cell>
          <table:table-cell table:formula="of:=AVERAGE([.F2:.F26])" office:value-type="float" office:value="0.0000003962538">
            <text:p>3.962538E-007</text:p>
          </table:table-cell>
          <table:table-cell table:formula="of:=AVERAGE([.G2:.G26])" office:value-type="float" office:value="0.00000033471004">
            <text:p>3.3471004E-007</text:p>
          </table:table-cell>
          <table:table-cell table:formula="of:=AVERAGE([.H2:.H26])" office:value-type="float" office:value="0.00000033245064">
            <text:p>3.3245064E-007</text:p>
          </table:table-cell>
          <table:table-cell table:formula="of:=AVERAGE([.I2:.I26])" office:value-type="float" office:value="0.00000034384044">
            <text:p>3.4384044E-007</text:p>
          </table:table-cell>
          <table:table-cell table:formula="of:=AVERAGE([.J2:.J26])" office:value-type="float" office:value="0.00000035922828">
            <text:p>3.5922828E-007</text:p>
          </table:table-cell>
          <table:table-cell table:formula="of:=AVERAGE([.K2:.K26])" office:value-type="float" office:value="0.00000035609016">
            <text:p>3.5609016E-007</text:p>
          </table:table-cell>
          <table:table-cell table:formula="of:=AVERAGE([.L2:.L26])" office:value-type="float" office:value="0.00000041420552">
            <text:p>4.1420552E-007</text:p>
          </table:table-cell>
          <table:table-cell table:formula="of:=AVERAGE([.M2:.M26])" office:value-type="float" office:value="0.00000042434848">
            <text:p>4.2434848E-007</text:p>
          </table:table-cell>
          <table:table-cell table:formula="of:=AVERAGE([.N2:.N26])" office:value-type="float" office:value="0.00000046856508">
            <text:p>4.6856508E-007</text:p>
          </table:table-cell>
          <table:table-cell table:formula="of:=AVERAGE([.O2:.O26])" office:value-type="float" office:value="0.00000053551868">
            <text:p>5.3551868E-007</text:p>
          </table:table-cell>
          <table:table-cell table:formula="of:=AVERAGE([.P2:.P26])" office:value-type="float" office:value="0.00000060960144">
            <text:p>6.0960144E-007</text:p>
          </table:table-cell>
          <table:table-cell table:formula="of:=AVERAGE([.Q2:.Q26])" office:value-type="float" office:value="0.00000063856848">
            <text:p>6.3856848E-007</text:p>
          </table:table-cell>
          <table:table-cell table:formula="of:=AVERAGE([.R2:.R26])" office:value-type="float" office:value="0.00000066059664">
            <text:p>6.6059664E-007</text:p>
          </table:table-cell>
          <table:table-cell table:formula="of:=AVERAGE([.S2:.S26])" office:value-type="float" office:value="0.00000068109496">
            <text:p>6.8109496E-007</text:p>
          </table:table-cell>
          <table:table-cell table:formula="of:=AVERAGE([.T2:.T26])" office:value-type="float" office:value="0.00000070724132">
            <text:p>7.0724132E-007</text:p>
          </table:table-cell>
          <table:table-cell table:formula="of:=AVERAGE([.U2:.U26])" office:value-type="float" office:value="0.00000073215768">
            <text:p>7.3215768E-007</text:p>
          </table:table-cell>
          <table:table-cell table:formula="of:=AVERAGE([.V2:.V26])" office:value-type="float" office:value="0.00000075714716">
            <text:p>7.5714716E-007</text:p>
          </table:table-cell>
          <table:table-cell table:formula="of:=AVERAGE([.W2:.W26])" office:value-type="float" office:value="0.00000078287328">
            <text:p>7.8287328E-007</text:p>
          </table:table-cell>
          <table:table-cell table:formula="of:=AVERAGE([.X2:.X26])" office:value-type="float" office:value="0.00000080948384">
            <text:p>8.0948384E-007</text:p>
          </table:table-cell>
          <table:table-cell table:formula="of:=AVERAGE([.Y2:.Y26])" office:value-type="float" office:value="0.00000083644556">
            <text:p>8.3644556E-007</text:p>
          </table:table-cell>
          <table:table-cell table:formula="of:=AVERAGE([.Z2:.Z26])" office:value-type="float" office:value="0.00000086328212">
            <text:p>8.6328212E-007</text:p>
          </table:table-cell>
          <table:table-cell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>
            <text:p>Time per height:</text:p>
          </table:table-cell>
          <table:table-cell table:formula="of:=[.B30]/[.B1]" office:value-type="float" office:value="0.00000402436">
            <text:p>4.02436E-006</text:p>
          </table:table-cell>
          <table:table-cell table:formula="of:=[.C30]/[.C1]" office:value-type="float" office:value="0.000000694955">
            <text:p>0.000000695</text:p>
          </table:table-cell>
          <table:table-cell table:formula="of:=[.D30]/[.D1]" office:value-type="float" office:value="0.000000198740066666667">
            <text:p>1.98740066666667E-007</text:p>
          </table:table-cell>
          <table:table-cell table:formula="of:=[.E30]/[.E1]" office:value-type="float" office:value="0.00000012056502">
            <text:p>1.2056502E-007</text:p>
          </table:table-cell>
          <table:table-cell table:formula="of:=[.F30]/[.F1]" office:value-type="float" office:value="0.00000007925076">
            <text:p>7.925076E-008</text:p>
          </table:table-cell>
          <table:table-cell table:formula="of:=[.G30]/[.G1]" office:value-type="float" office:value="0.0000000557850066666667">
            <text:p>5.57850066666667E-008</text:p>
          </table:table-cell>
          <table:table-cell table:formula="of:=[.H30]/[.H1]" office:value-type="float" office:value="0.0000000474929485714286">
            <text:p>4.74929485714286E-008</text:p>
          </table:table-cell>
          <table:table-cell table:formula="of:=[.I30]/[.I1]" office:value-type="float" office:value="0.000000042980055">
            <text:p>0.000000043</text:p>
          </table:table-cell>
          <table:table-cell table:formula="of:=[.J30]/[.J1]" office:value-type="float" office:value="0.0000000399142533333333">
            <text:p>3.99142533333333E-008</text:p>
          </table:table-cell>
          <table:table-cell table:formula="of:=[.K30]/[.K1]" office:value-type="float" office:value="0.000000035609016">
            <text:p>3.5609016E-008</text:p>
          </table:table-cell>
          <table:table-cell table:formula="of:=[.L30]/[.L1]" office:value-type="float" office:value="0.0000000376550472727273">
            <text:p>3.76550472727273E-008</text:p>
          </table:table-cell>
          <table:table-cell table:formula="of:=[.M30]/[.M1]" office:value-type="float" office:value="0.0000000353623733333333">
            <text:p>3.53623733333333E-008</text:p>
          </table:table-cell>
          <table:table-cell table:formula="of:=[.N30]/[.N1]" office:value-type="float" office:value="0.0000000360434676923077">
            <text:p>0.000000036</text:p>
          </table:table-cell>
          <table:table-cell table:formula="of:=[.O30]/[.O1]" office:value-type="float" office:value="0.0000000382513342857143">
            <text:p>3.82513342857143E-008</text:p>
          </table:table-cell>
          <table:table-cell table:formula="of:=[.P30]/[.P1]" office:value-type="float" office:value="0.000000040640096">
            <text:p>4.0640096E-008</text:p>
          </table:table-cell>
          <table:table-cell table:formula="of:=[.Q30]/[.Q1]" office:value-type="float" office:value="0.00000003991053">
            <text:p>3.991053E-008</text:p>
          </table:table-cell>
          <table:table-cell table:formula="of:=[.R30]/[.R1]" office:value-type="float" office:value="0.0000000388586258823529">
            <text:p>3.88586258823529E-008</text:p>
          </table:table-cell>
          <table:table-cell table:formula="of:=[.S30]/[.S1]" office:value-type="float" office:value="0.0000000378386088888889">
            <text:p>3.78386088888889E-008</text:p>
          </table:table-cell>
          <table:table-cell table:formula="of:=[.T30]/[.T1]" office:value-type="float" office:value="0.0000000372232273684211">
            <text:p>3.72232273684211E-008</text:p>
          </table:table-cell>
          <table:table-cell table:formula="of:=[.U30]/[.U1]" office:value-type="float" office:value="0.000000036607884">
            <text:p>3.6607884E-008</text:p>
          </table:table-cell>
          <table:table-cell table:formula="of:=[.V30]/[.V1]" office:value-type="float" office:value="0.0000000360546266666667">
            <text:p>3.60546266666667E-008</text:p>
          </table:table-cell>
          <table:table-cell table:formula="of:=[.W30]/[.W1]" office:value-type="float" office:value="0.0000000355851490909091">
            <text:p>3.55851490909091E-008</text:p>
          </table:table-cell>
          <table:table-cell table:formula="of:=[.X30]/[.X1]" office:value-type="float" office:value="0.0000000351949495652174">
            <text:p>3.51949495652174E-008</text:p>
          </table:table-cell>
          <table:table-cell table:formula="of:=[.Y30]/[.Y1]" office:value-type="float" office:value="0.0000000348518983333333">
            <text:p>3.48518983333333E-008</text:p>
          </table:table-cell>
          <table:table-cell table:formula="of:=[.Z30]/[.Z1]" office:value-type="float" office:value="0.0000000345312848">
            <text:p>3.45312848E-008</text:p>
          </table:table-cell>
          <table:table-cell/>
        </table:table-row>
        <table:table-row table:style-name="ro1" table:number-rows-repeated="1048541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20:26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20:33:23</dc:date>
    <dc:creator>mind </dc:creator>
    <meta:generator>LibreOffice/4.0.2.2$Linux_X86_64 LibreOffice_project/400m0$Build-2</meta:generator>
    <meta:editing-duration>PT51S</meta:editing-duration>
    <meta:editing-cycles>3</meta:editing-cycles>
    <meta:document-statistic meta:table-count="1" meta:cell-count="7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686cm" xlink:href=".." xlink:type="simple" chart:class="chart:line" chart:style-name="ch1">
        <chart:title svg:x="5.878cm" svg:y="0.349cm" chart:style-name="ch2">
          <text:p>Total Average Time</text:p>
        </chart:title>
        <chart:legend svg:x="6.692cm" svg:y="1.144cm" style:legend-expansion="custom" chartooo:width="2.377cm" chartooo:height="0.615cm" style:legend-expansion-aspect-ratio="3.8650406504065" chart:style-name="ch3"/>
        <chart:plot-area chart:style-name="ch4" table:cell-range-address="Sheet1.A30:Sheet1.Z30" svg:x="1.972cm" svg:y="1.881cm" svg:width="11.441cm" svg:height="7.612cm">
          <chartooo:coordinate-region svg:x="3.985cm" svg:y="2.089cm" svg:width="9.219cm" svg:height="6.323cm"/>
          <chart:axis chart:dimension="x" chart:name="primary-x" chart:style-name="ch5">
            <chart:title svg:x="6.598cm" svg:y="9.707cm" chart:style-name="ch6">
              <text:p>Height of heap</text:p>
            </chart:title>
          </chart:axis>
          <chart:axis chart:dimension="y" chart:name="primary-y" chart:style-name="ch7">
            <chart:title svg:x="1.1cm" svg:y="6.263cm" chart:style-name="ch8">
              <text:p>time (s)</text:p>
            </chart:title>
            <chart:grid chart:style-name="ch9" chart:class="major"/>
          </chart:axis>
          <chart:series chart:style-name="ch10" chart:values-cell-range-address="Sheet1.A30:Sheet1.Z30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000633904347826087">
                <text:p>0.00000633904347826087</text:p>
                <draw:g>
                  <svg:desc>Sheet1.A30:Sheet1.Z30</svg:desc>
                </draw:g>
              </table:table-cell>
              <table:table-cell office:value-type="float" office:value="0.00000402436">
                <text:p>0.00000402436</text:p>
              </table:table-cell>
              <table:table-cell office:value-type="float" office:value="0.00000138991">
                <text:p>0.00000138991</text:p>
              </table:table-cell>
              <table:table-cell office:value-type="float" office:value="0.0000005962202">
                <text:p>0.0000005962202</text:p>
              </table:table-cell>
              <table:table-cell office:value-type="float" office:value="0.00000048226008">
                <text:p>0.00000048226008</text:p>
              </table:table-cell>
              <table:table-cell office:value-type="float" office:value="0.0000003962538">
                <text:p>0.0000003962538</text:p>
              </table:table-cell>
              <table:table-cell office:value-type="float" office:value="0.00000033471004">
                <text:p>0.00000033471004</text:p>
              </table:table-cell>
              <table:table-cell office:value-type="float" office:value="0.00000033245064">
                <text:p>0.00000033245064</text:p>
              </table:table-cell>
              <table:table-cell office:value-type="float" office:value="0.00000034384044">
                <text:p>0.00000034384044</text:p>
              </table:table-cell>
              <table:table-cell office:value-type="float" office:value="0.00000035922828">
                <text:p>0.00000035922828</text:p>
              </table:table-cell>
              <table:table-cell office:value-type="float" office:value="0.00000035609016">
                <text:p>0.00000035609016</text:p>
              </table:table-cell>
              <table:table-cell office:value-type="float" office:value="0.00000041420552">
                <text:p>0.00000041420552</text:p>
              </table:table-cell>
              <table:table-cell office:value-type="float" office:value="0.00000042434848">
                <text:p>0.00000042434848</text:p>
              </table:table-cell>
              <table:table-cell office:value-type="float" office:value="0.00000046856508">
                <text:p>0.00000046856508</text:p>
              </table:table-cell>
              <table:table-cell office:value-type="float" office:value="0.00000053551868">
                <text:p>0.00000053551868</text:p>
              </table:table-cell>
              <table:table-cell office:value-type="float" office:value="0.00000060960144">
                <text:p>0.00000060960144</text:p>
              </table:table-cell>
              <table:table-cell office:value-type="float" office:value="0.00000063856848">
                <text:p>0.00000063856848</text:p>
              </table:table-cell>
              <table:table-cell office:value-type="float" office:value="0.00000066059664">
                <text:p>0.00000066059664</text:p>
              </table:table-cell>
              <table:table-cell office:value-type="float" office:value="0.00000068109496">
                <text:p>0.00000068109496</text:p>
              </table:table-cell>
              <table:table-cell office:value-type="float" office:value="0.00000070724132">
                <text:p>0.00000070724132</text:p>
              </table:table-cell>
              <table:table-cell office:value-type="float" office:value="0.00000073215768">
                <text:p>0.00000073215768</text:p>
              </table:table-cell>
              <table:table-cell office:value-type="float" office:value="0.00000075714716">
                <text:p>0.00000075714716</text:p>
              </table:table-cell>
              <table:table-cell office:value-type="float" office:value="0.00000078287328">
                <text:p>0.00000078287328</text:p>
              </table:table-cell>
              <table:table-cell office:value-type="float" office:value="0.00000080948384">
                <text:p>0.00000080948384</text:p>
              </table:table-cell>
              <table:table-cell office:value-type="float" office:value="0.00000083644556">
                <text:p>0.00000083644556</text:p>
              </table:table-cell>
              <table:table-cell office:value-type="float" office:value="0.00000086328212">
                <text:p>0.00000086328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00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1.158cm" xlink:href=".." xlink:type="simple" chart:class="chart:line" chart:style-name="ch1">
        <chart:title svg:x="6.345cm" svg:y="0.359cm" chart:style-name="ch2">
          <text:p>Time per Layer</text:p>
        </chart:title>
        <chart:legend svg:x="6.818cm" svg:y="1.155cm" style:legend-expansion="custom" chartooo:width="2.377cm" chartooo:height="0.763cm" style:legend-expansion-aspect-ratio="3.11533420707733" chart:style-name="ch3"/>
        <chart:plot-area chart:style-name="ch4" table:cell-range-address="Sheet1.B1:Sheet1.Z1 Sheet1.B34:Sheet1.Z34" chart:data-source-has-labels="row" svg:x="2.072cm" svg:y="2.326cm" svg:width="11.439cm" svg:height="7.502cm">
          <chartooo:coordinate-region svg:x="4.293cm" svg:y="2.534cm" svg:width="9.009cm" svg:height="6.213cm"/>
          <chart:axis chart:dimension="x" chart:name="primary-x" chart:style-name="ch5" chartooo:axis-type="auto">
            <chartooo:date-scale/>
            <chart:title svg:x="6.412cm" svg:y="10.052cm" chart:style-name="ch6">
              <text:p>Height of the Heap</text:p>
            </chart:title>
            <chart:categories table:cell-range-address="Sheet1.B1:Sheet1.Z1"/>
          </chart:axis>
          <chart:axis chart:dimension="y" chart:name="primary-y" chart:style-name="ch7">
            <chart:title svg:x="1.2cm" svg:y="7.184cm" chart:style-name="ch8">
              <text:p>Time (s)/height</text:p>
            </chart:title>
            <chart:grid chart:style-name="ch9" chart:class="major"/>
          </chart:axis>
          <chart:series chart:style-name="ch10" chart:values-cell-range-address="Sheet1.B34:Sheet1.Z3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Z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000402436">
                <text:p>0.00000402436</text:p>
                <draw:g>
                  <svg:desc>Sheet1.B34:Sheet1.Z34</svg:desc>
                </draw:g>
              </table:table-cell>
              <table:table-cell office:value-type="float" office:value="0.000000694955">
                <text:p>0.000000694955</text:p>
              </table:table-cell>
              <table:table-cell office:value-type="float" office:value="0.000000198740066666667">
                <text:p>0.000000198740066666667</text:p>
              </table:table-cell>
              <table:table-cell office:value-type="float" office:value="0.00000012056502">
                <text:p>0.00000012056502</text:p>
              </table:table-cell>
              <table:table-cell office:value-type="float" office:value="0.00000007925076">
                <text:p>0.00000007925076</text:p>
              </table:table-cell>
              <table:table-cell office:value-type="float" office:value="0.0000000557850066666667">
                <text:p>0.0000000557850066666667</text:p>
              </table:table-cell>
              <table:table-cell office:value-type="float" office:value="0.0000000474929485714286">
                <text:p>0.0000000474929485714286</text:p>
              </table:table-cell>
              <table:table-cell office:value-type="float" office:value="0.000000042980055">
                <text:p>0.000000042980055</text:p>
              </table:table-cell>
              <table:table-cell office:value-type="float" office:value="0.0000000399142533333333">
                <text:p>0.0000000399142533333333</text:p>
              </table:table-cell>
              <table:table-cell office:value-type="float" office:value="0.000000035609016">
                <text:p>0.000000035609016</text:p>
              </table:table-cell>
              <table:table-cell office:value-type="float" office:value="0.0000000376550472727273">
                <text:p>0.0000000376550472727273</text:p>
              </table:table-cell>
              <table:table-cell office:value-type="float" office:value="0.0000000353623733333333">
                <text:p>0.0000000353623733333333</text:p>
              </table:table-cell>
              <table:table-cell office:value-type="float" office:value="0.0000000360434676923077">
                <text:p>0.0000000360434676923077</text:p>
              </table:table-cell>
              <table:table-cell office:value-type="float" office:value="0.0000000382513342857143">
                <text:p>0.0000000382513342857143</text:p>
              </table:table-cell>
              <table:table-cell office:value-type="float" office:value="0.000000040640096">
                <text:p>0.000000040640096</text:p>
              </table:table-cell>
              <table:table-cell office:value-type="float" office:value="0.00000003991053">
                <text:p>0.00000003991053</text:p>
              </table:table-cell>
              <table:table-cell office:value-type="float" office:value="0.0000000388586258823529">
                <text:p>0.0000000388586258823529</text:p>
              </table:table-cell>
              <table:table-cell office:value-type="float" office:value="0.0000000378386088888889">
                <text:p>0.0000000378386088888889</text:p>
              </table:table-cell>
              <table:table-cell office:value-type="float" office:value="0.0000000372232273684211">
                <text:p>0.0000000372232273684211</text:p>
              </table:table-cell>
              <table:table-cell office:value-type="float" office:value="0.000000036607884">
                <text:p>0.000000036607884</text:p>
              </table:table-cell>
              <table:table-cell office:value-type="float" office:value="0.0000000360546266666667">
                <text:p>0.0000000360546266666667</text:p>
              </table:table-cell>
              <table:table-cell office:value-type="float" office:value="0.0000000355851490909091">
                <text:p>0.0000000355851490909091</text:p>
              </table:table-cell>
              <table:table-cell office:value-type="float" office:value="0.0000000351949495652174">
                <text:p>0.0000000351949495652174</text:p>
              </table:table-cell>
              <table:table-cell office:value-type="float" office:value="0.0000000348518983333333">
                <text:p>0.0000000348518983333333</text:p>
              </table:table-cell>
              <table:table-cell office:value-type="float" office:value="0.0000000345312848">
                <text:p>0.0000000345312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